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." style:num-format="1">
        <style:list-level-properties text:space-before="0.9479in" text:min-label-width="0.25in" text:list-level-position-and-space-mode="label-alignment">
          <style:list-level-label-alignment text:label-followed-by="listtab" fo:margin-left="1.1979in" fo:text-indent="-0.25in"/>
        </style:list-level-properties>
      </text:list-level-style-number>
      <text:list-level-style-number text:level="2" style:num-suffix="." style:num-format="1">
        <style:list-level-properties text:space-before="1.1979in" text:min-label-width="0.25in" text:list-level-position-and-space-mode="label-alignment">
          <style:list-level-label-alignment text:label-followed-by="listtab" fo:margin-left="1.4479in" fo:text-indent="-0.25in"/>
        </style:list-level-properties>
      </text:list-level-style-number>
      <text:list-level-style-number text:level="3" style:num-suffix="." style:num-format="1">
        <style:list-level-properties text:space-before="1.4479in" text:min-label-width="0.25in" text:list-level-position-and-space-mode="label-alignment">
          <style:list-level-label-alignment text:label-followed-by="listtab" fo:margin-left="1.6979in" fo:text-indent="-0.25in"/>
        </style:list-level-properties>
      </text:list-level-style-number>
      <text:list-level-style-number text:level="4" style:num-suffix="." style:num-format="1">
        <style:list-level-properties text:space-before="1.6979in" text:min-label-width="0.25in" text:list-level-position-and-space-mode="label-alignment">
          <style:list-level-label-alignment text:label-followed-by="listtab" fo:margin-left="1.9479in" fo:text-indent="-0.25in"/>
        </style:list-level-properties>
      </text:list-level-style-number>
      <text:list-level-style-number text:level="5" style:num-suffix="." style:num-format="1">
        <style:list-level-properties text:space-before="1.9479in" text:min-label-width="0.25in" text:list-level-position-and-space-mode="label-alignment">
          <style:list-level-label-alignment text:label-followed-by="listtab" fo:margin-left="2.1979in" fo:text-indent="-0.25in"/>
        </style:list-level-properties>
      </text:list-level-style-number>
      <text:list-level-style-number text:level="6" style:num-suffix="." style:num-format="1">
        <style:list-level-properties text:space-before="2.1979in" text:min-label-width="0.25in" text:list-level-position-and-space-mode="label-alignment">
          <style:list-level-label-alignment text:label-followed-by="listtab" fo:margin-left="2.4479in" fo:text-indent="-0.25in"/>
        </style:list-level-properties>
      </text:list-level-style-number>
      <text:list-level-style-number text:level="7" style:num-suffix="." style:num-format="1">
        <style:list-level-properties text:space-before="2.4479in" text:min-label-width="0.25in" text:list-level-position-and-space-mode="label-alignment">
          <style:list-level-label-alignment text:label-followed-by="listtab" fo:margin-left="2.6979in" fo:text-indent="-0.25in"/>
        </style:list-level-properties>
      </text:list-level-style-number>
      <text:list-level-style-number text:level="8" style:num-suffix="." style:num-format="1">
        <style:list-level-properties text:space-before="2.6979in" text:min-label-width="0.25in" text:list-level-position-and-space-mode="label-alignment">
          <style:list-level-label-alignment text:label-followed-by="listtab" fo:margin-left="2.9479in" fo:text-indent="-0.25in"/>
        </style:list-level-properties>
      </text:list-level-style-number>
      <text:list-level-style-number text:level="9" style:num-suffix="." style:num-format="1">
        <style:list-level-properties text:space-before="2.9479in" text:min-label-width="0.25in" text:list-level-position-and-space-mode="label-alignment">
          <style:list-level-label-alignment text:label-followed-by="listtab" fo:margin-left="3.1979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keep-with-next="always" fo:break-before="page" fo:text-align="center" fo:margin-top="0.1666in" fo:margin-bottom="0.0833in"/>
    </style:style>
    <style:style style:name="T44" style:parent-style-name="DefaultParagraphFont" style:family="text">
      <style:text-properties style:font-name="Arial" style:font-name-asian="Arial" style:font-name-complex="Arial" fo:font-size="14pt" style:font-size-asian="14pt" style:font-size-complex="14pt" fo:language="pt" fo:country="BR"/>
    </style:style>
    <style:style style:name="T45" style:parent-style-name="DefaultParagraphFont" style:family="text">
      <style:text-properties style:font-name="Arial" style:font-name-asian="Arial" style:font-name-complex="Arial" fo:font-size="14pt" style:font-size-asian="14pt" style:font-size-complex="14pt" fo:language="pt" fo:country="BR"/>
    </style:style>
    <style:style style:name="T46" style:parent-style-name="DefaultParagraphFont" style:family="text">
      <style:text-properties style:font-name="Arial" style:font-name-asian="Arial" style:font-name-complex="Arial" fo:font-size="14pt" style:font-size-asian="14pt" style:font-size-complex="14pt" fo:language="pt" fo:country="BR"/>
    </style:style>
    <style:style style:name="T47" style:parent-style-name="DefaultParagraphFont" style:family="text">
      <style:text-properties style:font-name="Arial" style:font-name-asian="Arial" style:font-name-complex="Arial" fo:font-size="14pt" style:font-size-asian="14pt" style:font-size-complex="14pt" fo:language="pt" fo:country="BR"/>
    </style:style>
    <style:style style:name="P48" style:parent-style-name="Standard" style:master-page-name="MP1" style:family="paragraph">
      <style:paragraph-properties fo:keep-together="always" fo:break-before="page" fo:text-align="center" fo:margin-left="0.5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1" style:parent-style-name="Standard" style:family="paragraph">
      <style:paragraph-properties fo:keep-with-next="always" fo:margin-top="0.0833in" fo:margin-bottom="0.0416in"/>
    </style:style>
    <style:style style:name="T9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93" style:parent-style-name="Standard" style:family="paragraph">
      <style:paragraph-properties fo:keep-together="always" fo:margin-left="0.5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4" style:parent-style-name="Standard" style:family="paragraph">
      <style:paragraph-properties fo:keep-with-next="always" fo:margin-top="0.0833in" fo:margin-bottom="0.0416in"/>
    </style:style>
    <style:style style:name="T9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96" style:parent-style-name="Standard" style:family="paragraph">
      <style:paragraph-properties fo:keep-with-next="always"/>
    </style:style>
    <style:style style:name="T97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9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99" style:parent-style-name="Standard" style:family="paragraph">
      <style:paragraph-properties fo:keep-with-next="always" fo:margin-top="0.0833in" fo:margin-bottom="0.0416in"/>
    </style:style>
    <style:style style:name="T100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101" style:parent-style-name="Standard" style:family="paragraph">
      <style:paragraph-properties fo:keep-together="always" fo:margin-left="0.5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2" style:parent-style-name="Standard" style:family="paragraph">
      <style:paragraph-properties fo:keep-together="always" fo:margin-left="0.5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3" style:parent-style-name="Standard" style:family="paragraph">
      <style:paragraph-properties fo:keep-with-next="always" fo:margin-top="0.0833in" fo:margin-bottom="0.0416in"/>
    </style:style>
    <style:style style:name="T10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105" style:parent-style-name="Standard" style:family="paragraph">
      <style:paragraph-properties fo:keep-together="always" fo:margin-bottom="0.0833in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106" style:parent-style-name="Standard" style:family="paragraph">
      <style:paragraph-properties fo:keep-together="always" fo:margin-bottom="0.0833in"/>
    </style:style>
    <style:style style:name="T1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9" style:parent-style-name="Standard" style:family="paragraph">
      <style:paragraph-properties fo:keep-together="always" fo:margin-bottom="0.0833in"/>
    </style:style>
    <style:style style:name="T1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3" style:parent-style-name="Standard" style:family="paragraph">
      <style:paragraph-properties fo:keep-together="always" fo:margin-bottom="0.0833in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4" style:parent-style-name="Standard" style:family="paragraph">
      <style:paragraph-properties fo:keep-together="always" fo:margin-bottom="0.0833in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5" style:parent-style-name="Standard" style:family="paragraph">
      <style:paragraph-properties fo:keep-together="always" fo:margin-bottom="0.0833in"/>
    </style:style>
    <style:style style:name="T1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7" style:parent-style-name="Standard" style:family="paragraph">
      <style:paragraph-properties fo:keep-together="always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8" style:parent-style-name="Standard" style:family="paragraph">
      <style:paragraph-properties fo:keep-with-next="always" fo:margin-top="0.0833in" fo:margin-bottom="0.0416in"/>
    </style:style>
    <style:style style:name="T11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120" style:parent-style-name="Standard" style:family="paragraph">
      <style:paragraph-properties fo:keep-with-next="always"/>
    </style:style>
    <style:style style:name="T12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1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2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12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27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28" style:parent-style-name="Standard" style:family="paragraph">
      <style:paragraph-properties fo:keep-with-next="always"/>
    </style:style>
    <style:style style:name="T12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130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1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32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33" style:parent-style-name="Standard" style:family="paragraph">
      <style:paragraph-properties fo:keep-together="always" fo:text-align="justify" fo:margin-bottom="0.0833in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34" style:parent-style-name="Standard" style:family="paragraph">
      <style:paragraph-properties fo:text-align="justify" fo:margin-bottom="0.0833in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35" style:parent-style-name="Standard" style:family="paragraph">
      <style:paragraph-properties fo:text-align="justify" fo:margin-bottom="0.0833in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36" style:parent-style-name="Standard" style:family="paragraph">
      <style:paragraph-properties fo:margin-left="0.7395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37" style:parent-style-name="Standard" style:family="paragraph">
      <style:paragraph-properties fo:keep-with-next="always" fo:margin-top="0.0833in" fo:margin-bottom="0.0416in"/>
    </style:style>
    <style:style style:name="T13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139" style:parent-style-name="Standard" style:family="paragraph">
      <style:paragraph-properties fo:margin-left="0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40" style:parent-style-name="Standard" style:family="paragraph">
      <style:paragraph-properties fo:margin-left="0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41" style:parent-style-name="Standard" style:family="paragraph">
      <style:paragraph-properties fo:margin-left="0in">
        <style:tab-stops/>
      </style:paragraph-properties>
    </style:style>
    <style:style style:name="T1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43" style:parent-style-name="Standard" style:family="paragraph">
      <style:paragraph-properties fo:keep-with-next="always" fo:margin-top="0.0833in" fo:margin-bottom="0.0416in"/>
    </style:style>
    <style:style style:name="T14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145" style:parent-style-name="Standard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146" style:parent-style-name="Standard" style:family="paragraph">
      <style:paragraph-properties fo:text-align="justify"/>
    </style:style>
    <style:style style:name="T1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4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50" style:parent-style-name="Standard" style:family="paragraph">
      <style:paragraph-properties fo:text-align="justify" fo:margin-left="0in" fo:text-indent="0in">
        <style:tab-stops/>
      </style:paragraph-properties>
    </style:style>
    <style:style style:name="T15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5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5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</style:style>
    <style:style style:name="T15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5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5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57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</style:style>
    <style:style style:name="T15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5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60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6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64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</style:style>
    <style:style style:name="T16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66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167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</style:style>
    <style:style style:name="T16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6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70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171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</style:style>
    <style:style style:name="T17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7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74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</style:style>
    <style:style style:name="T17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7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7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78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</style:style>
    <style:style style:name="T17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8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1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</style:style>
    <style:style style:name="T18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8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4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5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</style:style>
    <style:style style:name="T18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7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8" style:parent-style-name="Standard" style:family="paragraph">
      <style:paragraph-properties>
        <style:tab-stops>
          <style:tab-stop style:type="left" style:position="1.2569in"/>
        </style:tab-stops>
      </style:paragraph-properties>
    </style:style>
    <style:style style:name="T1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0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9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2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9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4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9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6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8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9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0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01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2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03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04" style:parent-style-name="Standard" style:family="paragraph">
      <style:paragraph-properties fo:text-align="justify"/>
    </style:style>
    <style:style style:name="T20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0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08" style:parent-style-name="Standard" style:family="paragraph">
      <style:paragraph-properties fo:text-align="justify"/>
    </style:style>
    <style:style style:name="T20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1" style:parent-style-name="Standard" style:family="paragraph">
      <style:paragraph-properties fo:text-align="justify"/>
    </style:style>
    <style:style style:name="T2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1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4" style:parent-style-name="Standard" style:family="paragraph">
      <style:paragraph-properties fo:text-align="justify"/>
    </style:style>
    <style:style style:name="T2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8" style:parent-style-name="Standard" style:family="paragraph">
      <style:paragraph-properties fo:text-align="justify"/>
    </style:style>
    <style:style style:name="T2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2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21" style:parent-style-name="Standard" style:family="paragraph">
      <style:paragraph-properties fo:text-align="justify"/>
    </style:style>
    <style:style style:name="T2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23" style:parent-style-name="Standard" style:family="paragraph">
      <style:paragraph-properties fo:text-align="justify"/>
    </style:style>
    <style:style style:name="T22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25" style:parent-style-name="Standard" style:family="paragraph">
      <style:paragraph-properties fo:text-align="justify"/>
    </style:style>
    <style:style style:name="T2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2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28" style:parent-style-name="Standard" style:family="paragraph">
      <style:paragraph-properties fo:margin-left="1.5138in" fo:text-indent="-0.25in">
        <style:tab-stops/>
      </style:paragraph-properties>
    </style:style>
    <style:style style:name="T22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30" style:parent-style-name="Standard" style:family="paragraph">
      <style:paragraph-properties fo:margin-left="1.5138in" fo:text-indent="-0.25in">
        <style:tab-stops>
          <style:tab-stop style:type="left" style:position="1.5347in"/>
        </style:tab-stops>
      </style:paragraph-properties>
    </style:style>
    <style:style style:name="T2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3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3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34" style:parent-style-name="Standard" style:family="paragraph">
      <style:paragraph-properties fo:text-align="justify"/>
    </style:style>
    <style:style style:name="T23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3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3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3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3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58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60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61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62" style:parent-style-name="Standard" style:family="paragraph">
      <style:paragraph-properties fo:text-align="justify"/>
    </style:style>
    <style:style style:name="T26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6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65" style:parent-style-name="Standard" style:family="paragraph">
      <style:paragraph-properties fo:margin-left="0.75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66" style:parent-style-name="Standard" style:family="paragraph">
      <style:paragraph-properties fo:text-align="justify"/>
    </style:style>
    <style:style style:name="T26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6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69" style:parent-style-name="Standard" style:family="paragraph">
      <style:paragraph-properties fo:text-align="justify"/>
    </style:style>
    <style:style style:name="T27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2" style:parent-style-name="Standard" style:family="paragraph">
      <style:paragraph-properties fo:text-align="justify"/>
    </style:style>
    <style:style style:name="T27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7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5" style:parent-style-name="Standard" style:family="paragraph">
      <style:paragraph-properties fo:text-align="justify"/>
    </style:style>
    <style:style style:name="T27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7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9" style:parent-style-name="Standard" style:family="paragraph">
      <style:paragraph-properties fo:text-align="justify"/>
    </style:style>
    <style:style style:name="T28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81" style:parent-style-name="Standard" style:family="paragraph">
      <style:paragraph-properties fo:text-align="justify"/>
    </style:style>
    <style:style style:name="T28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83" style:parent-style-name="Standard" style:family="paragraph">
      <style:paragraph-properties fo:text-align="justify"/>
    </style:style>
    <style:style style:name="T28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85" style:parent-style-name="Standard" style:family="paragraph">
      <style:paragraph-properties fo:text-align="justify"/>
    </style:style>
    <style:style style:name="T28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8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90" style:parent-style-name="Standard" style:family="paragraph">
      <style:paragraph-properties fo:text-align="justify" fo:margin-left="0in" fo:text-indent="0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29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92" style:parent-style-name="Standard" style:family="paragraph">
      <style:paragraph-properties fo:text-align="justify" fo:margin-left="0.75in">
        <style:tab-stops/>
      </style:paragraph-properties>
    </style:style>
    <style:style style:name="T29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9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95" style:parent-style-name="Standard" style:family="paragraph">
      <style:paragraph-properties fo:text-align="justify" fo:margin-left="0.75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96" style:parent-style-name="Standard" style:family="paragraph">
      <style:paragraph-properties fo:text-align="justify" fo:margin-left="0.75in">
        <style:tab-stops/>
      </style:paragraph-properties>
    </style:style>
    <style:style style:name="T2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9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99" style:parent-style-name="Standard" style:family="paragraph">
      <style:paragraph-properties fo:text-align="justify" fo:margin-left="0.75in">
        <style:tab-stops/>
      </style:paragraph-properties>
    </style:style>
    <style:style style:name="T30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0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0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0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0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0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3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3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3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3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3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3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3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3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3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4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4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42" style:parent-style-name="Standard" style:family="paragraph">
      <style:paragraph-properties fo:text-align="justify" fo:margin-left="0.75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4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44" style:parent-style-name="Standard" style:family="paragraph">
      <style:paragraph-properties fo:text-align="justify" fo:margin-left="0in" fo:text-indent="0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4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46" style:parent-style-name="Standard" style:family="paragraph">
      <style:paragraph-properties fo:text-align="justify"/>
    </style:style>
    <style:style style:name="T3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4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50" style:parent-style-name="Standard" style:family="paragraph">
      <style:paragraph-properties fo:text-align="justify" fo:margin-left="0in">
        <style:tab-stops/>
      </style:paragraph-properties>
    </style:style>
    <style:style style:name="T35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5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53" style:parent-style-name="Standard" style:family="paragraph">
      <style:paragraph-properties fo:text-align="justify" fo:margin-left="0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54" style:parent-style-name="Standard" style:family="paragraph">
      <style:paragraph-properties fo:text-align="justify" fo:margin-left="0in">
        <style:tab-stops/>
      </style:paragraph-properties>
    </style:style>
    <style:style style:name="T35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5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57" style:parent-style-name="Standard" style:family="paragraph">
      <style:paragraph-properties fo:text-align="justify" fo:margin-left="0in">
        <style:tab-stops/>
      </style:paragraph-properties>
    </style:style>
    <style:style style:name="T35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59" style:parent-style-name="Standard" style:family="paragraph">
      <style:paragraph-properties fo:text-align="justify" fo:margin-left="0.743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60" style:parent-style-name="Standard" style:family="paragraph">
      <style:paragraph-properties fo:text-align="justify" fo:margin-left="0in" fo:text-indent="0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6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6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6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65" style:parent-style-name="Standard" style:family="paragraph">
      <style:paragraph-properties fo:text-align="justify" fo:margin-left="0.0277in">
        <style:tab-stops/>
      </style:paragraph-properties>
    </style:style>
    <style:style style:name="T36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68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69" style:parent-style-name="Standard" style:family="paragraph">
      <style:paragraph-properties fo:text-align="justify" fo:margin-left="0.0277in">
        <style:tab-stops/>
      </style:paragraph-properties>
    </style:style>
    <style:style style:name="T37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7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72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73" style:parent-style-name="Standard" style:family="paragraph">
      <style:paragraph-properties fo:text-align="justify" fo:margin-left="0.0277in">
        <style:tab-stops/>
      </style:paragraph-properties>
    </style:style>
    <style:style style:name="T37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7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76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77" style:parent-style-name="Standard" style:family="paragraph">
      <style:paragraph-properties fo:text-align="justify" fo:margin-left="0.0277in">
        <style:tab-stops/>
      </style:paragraph-properties>
    </style:style>
    <style:style style:name="T37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7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8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8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82" style:parent-style-name="Standard" style:family="paragraph">
      <style:paragraph-properties fo:text-align="justify" fo:margin-left="0.0277in">
        <style:tab-stops/>
      </style:paragraph-properties>
    </style:style>
    <style:style style:name="T38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8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8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86" style:parent-style-name="Standard" style:family="paragraph">
      <style:paragraph-properties fo:text-align="justify" fo:margin-left="0.0277in">
        <style:tab-stops/>
      </style:paragraph-properties>
    </style:style>
    <style:style style:name="T38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8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90" style:parent-style-name="Standard" style:family="paragraph">
      <style:paragraph-properties fo:text-align="justify" fo:margin-left="0.0277in">
        <style:tab-stops/>
      </style:paragraph-properties>
    </style:style>
    <style:style style:name="T39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9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9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94" style:parent-style-name="Standard" style:family="paragraph">
      <style:paragraph-properties fo:text-align="justify" fo:margin-left="0.0277in">
        <style:tab-stops/>
      </style:paragraph-properties>
    </style:style>
    <style:style style:name="T39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9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98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99" style:parent-style-name="Standard" style:family="paragraph">
      <style:paragraph-properties fo:text-align="justify" fo:margin-left="0.0277in">
        <style:tab-stops/>
      </style:paragraph-properties>
    </style:style>
    <style:style style:name="T40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0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02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40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0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0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0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1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1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2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2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2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2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2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32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43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3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3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3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38" style:parent-style-name="Standard" style:family="paragraph">
      <style:paragraph-properties fo:text-align="justify"/>
    </style:style>
    <style:style style:name="T43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4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4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4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4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4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5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5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5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5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5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5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5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58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45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6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6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6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6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70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47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7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7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7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7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7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7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7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7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2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48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8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9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9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9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9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9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9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9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9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9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0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01" style:parent-style-name="Standard" style:family="paragraph">
      <style:paragraph-properties fo:text-align="justify" fo:margin-left="0.0277in">
        <style:tab-stops/>
      </style:paragraph-properties>
    </style:style>
    <style:style style:name="T5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04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05" style:parent-style-name="Standard" style:family="paragraph">
      <style:paragraph-properties fo:text-align="justify" fo:margin-left="0.0277in">
        <style:tab-stops/>
      </style:paragraph-properties>
    </style:style>
    <style:style style:name="T50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08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509" style:parent-style-name="Standard" style:family="paragraph">
      <style:paragraph-properties fo:text-align="justify" fo:margin-left="0.0277in">
        <style:tab-stops/>
      </style:paragraph-properties>
    </style:style>
    <style:style style:name="T5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13" style:parent-style-name="Standard" style:family="paragraph">
      <style:paragraph-properties fo:text-align="justify" fo:margin-left="0.0277in">
        <style:tab-stops/>
      </style:paragraph-properties>
    </style:style>
    <style:style style:name="T5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17" style:parent-style-name="Standard" style:family="paragraph">
      <style:paragraph-properties fo:text-align="justify" fo:margin-left="0.0277in">
        <style:tab-stops/>
      </style:paragraph-properties>
    </style:style>
    <style:style style:name="T5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2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21" style:parent-style-name="Standard" style:family="paragraph">
      <style:paragraph-properties fo:text-align="justify" fo:margin-left="0.0277in">
        <style:tab-stops/>
      </style:paragraph-properties>
    </style:style>
    <style:style style:name="T5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2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25" style:parent-style-name="Standard" style:family="paragraph">
      <style:paragraph-properties fo:text-align="justify" fo:margin-left="0.0277in">
        <style:tab-stops/>
      </style:paragraph-properties>
    </style:style>
    <style:style style:name="T5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2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2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29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30" style:parent-style-name="Standard" style:family="paragraph">
      <style:paragraph-properties fo:text-align="justify" fo:margin-left="0.0277in">
        <style:tab-stops/>
      </style:paragraph-properties>
    </style:style>
    <style:style style:name="T5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3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33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534" style:parent-style-name="Standard" style:family="paragraph">
      <style:paragraph-properties fo:text-align="justify" fo:margin-left="0.0277in">
        <style:tab-stops/>
      </style:paragraph-properties>
    </style:style>
    <style:style style:name="T53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3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3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38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39" style:parent-style-name="Standard" style:family="paragraph">
      <style:paragraph-properties fo:text-align="justify" fo:margin-left="0.0277in">
        <style:tab-stops/>
      </style:paragraph-properties>
    </style:style>
    <style:style style:name="T54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4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42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543" style:parent-style-name="Standard" style:family="paragraph">
      <style:paragraph-properties fo:text-align="justify" fo:margin-left="0.0277in">
        <style:tab-stops/>
      </style:paragraph-properties>
    </style:style>
    <style:style style:name="T5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4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47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48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49" style:parent-style-name="Standard" style:family="paragraph">
      <style:paragraph-properties fo:text-align="justify" fo:margin-left="0.0277in">
        <style:tab-stops/>
      </style:paragraph-properties>
    </style:style>
    <style:style style:name="T55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5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5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53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54" style:parent-style-name="Standard" style:family="paragraph">
      <style:paragraph-properties fo:text-align="justify" fo:margin-left="0.0277in">
        <style:tab-stops/>
      </style:paragraph-properties>
    </style:style>
    <style:style style:name="T55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57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558" style:parent-style-name="Standard" style:family="paragraph">
      <style:paragraph-properties fo:text-align="justify" fo:margin-left="0.0277in">
        <style:tab-stops/>
      </style:paragraph-properties>
    </style:style>
    <style:style style:name="T55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6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61" style:parent-style-name="Standard" style:family="paragraph">
      <style:paragraph-properties fo:text-align="justify" fo:margin-left="0.0277in">
        <style:tab-stops/>
      </style:paragraph-properties>
    </style:style>
    <style:style style:name="T56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6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6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65" style:parent-style-name="Standard" style:family="paragraph">
      <style:paragraph-properties fo:text-align="justify" fo:margin-left="0.0277in">
        <style:tab-stops/>
      </style:paragraph-properties>
    </style:style>
    <style:style style:name="T56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6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6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69" style:parent-style-name="Standard" style:family="paragraph">
      <style:paragraph-properties fo:text-align="justify" fo:margin-left="0.0277in">
        <style:tab-stops/>
      </style:paragraph-properties>
    </style:style>
    <style:style style:name="T57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7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7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73" style:parent-style-name="Standard" style:family="paragraph">
      <style:paragraph-properties fo:text-align="justify" fo:margin-left="0.0277in">
        <style:tab-stops/>
      </style:paragraph-properties>
    </style:style>
    <style:style style:name="T57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7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7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7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7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57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8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81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58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58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8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8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8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8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58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0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59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59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9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9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5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9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600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0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0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0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0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09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1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13" style:parent-style-name="Standard" style:family="paragraph">
      <style:paragraph-properties fo:text-align="justify" fo:margin-left="0.0277in">
        <style:tab-stops/>
      </style:paragraph-properties>
    </style:style>
    <style:style style:name="T6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17" style:parent-style-name="Standard" style:family="paragraph">
      <style:paragraph-properties fo:text-align="justify" fo:margin-left="0.0277in">
        <style:tab-stops/>
      </style:paragraph-properties>
    </style:style>
    <style:style style:name="T6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2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21" style:parent-style-name="Standard" style:family="paragraph">
      <style:paragraph-properties fo:text-align="justify" fo:margin-left="0.0277in">
        <style:tab-stops/>
      </style:paragraph-properties>
    </style:style>
    <style:style style:name="T6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2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2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2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2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2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3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3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33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634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3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3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3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3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3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4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4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43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4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4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4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4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5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5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52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5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5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5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5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58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5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6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6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6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6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6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6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6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6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6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6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7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7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7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7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7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7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7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7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7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7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8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8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8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8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8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8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8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8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8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9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9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9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9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9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9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9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9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9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0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0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0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0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0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0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0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0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1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1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1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1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1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2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2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2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2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2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2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2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2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2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3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3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3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3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3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3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3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3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3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39" style:parent-style-name="Standard" style:family="paragraph">
      <style:paragraph-properties fo:text-align="justify" fo:margin-left="0.0277in">
        <style:tab-stops/>
      </style:paragraph-properties>
    </style:style>
    <style:style style:name="T74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4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42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43" style:parent-style-name="Standard" style:family="paragraph">
      <style:paragraph-properties fo:text-align="justify" fo:margin-left="0.0277in">
        <style:tab-stops/>
      </style:paragraph-properties>
    </style:style>
    <style:style style:name="T7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4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46" style:parent-style-name="Standard" style:family="paragraph">
      <style:paragraph-properties fo:text-align="justify" fo:margin-left="0.0277in" fo:text-indent="0.4652in">
        <style:tab-stops/>
      </style:paragraph-properties>
    </style:style>
    <style:style style:name="T7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4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5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5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52" style:parent-style-name="Standard" style:family="paragraph">
      <style:paragraph-properties fo:text-align="justify" fo:margin-left="0.0277in" fo:text-indent="0.4652in">
        <style:tab-stops/>
      </style:paragraph-properties>
    </style:style>
    <style:style style:name="T75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5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55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5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57" style:parent-style-name="Standard" style:family="paragraph">
      <style:paragraph-properties fo:text-align="justify" fo:margin-left="0.0277in" fo:text-indent="0.4652in">
        <style:tab-stops/>
      </style:paragraph-properties>
    </style:style>
    <style:style style:name="T75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5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60" style:parent-style-name="Standard" style:family="paragraph">
      <style:paragraph-properties fo:text-align="justify" fo:margin-left="0.0277in" fo:text-indent="0.4652in">
        <style:tab-stops/>
      </style:paragraph-properties>
    </style:style>
    <style:style style:name="T76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6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63" style:parent-style-name="Standard" style:family="paragraph">
      <style:paragraph-properties fo:text-align="justify" fo:margin-left="0.0277in" fo:text-indent="0.4652in">
        <style:tab-stops/>
      </style:paragraph-properties>
    </style:style>
    <style:style style:name="T76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6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66" style:parent-style-name="Standard" style:family="paragraph">
      <style:paragraph-properties fo:text-align="justify" fo:margin-left="0.0277in" fo:text-indent="0.4652in">
        <style:tab-stops/>
      </style:paragraph-properties>
    </style:style>
    <style:style style:name="T76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6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6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7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71" style:parent-style-name="Standard" style:family="paragraph">
      <style:paragraph-properties fo:text-align="justify" fo:margin-left="0.0277in" fo:text-indent="0.4652in">
        <style:tab-stops/>
      </style:paragraph-properties>
    </style:style>
    <style:style style:name="T77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7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74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75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76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77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7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7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78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8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82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78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8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8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8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8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88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7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9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9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92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793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79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9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9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9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9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0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0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04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0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0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0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0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1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14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1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1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20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2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24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825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2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2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2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30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3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3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3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35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3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3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3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3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40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4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4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4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46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4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5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5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52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5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5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55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5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5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5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6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61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6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6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64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6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6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6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6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6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7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7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7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7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7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75" style:parent-style-name="Standard" style:family="paragraph">
      <style:paragraph-properties fo:text-align="justify" fo:margin-left="0.7083in">
        <style:tab-stops/>
      </style:paragraph-properties>
    </style:style>
    <style:style style:name="T87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7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78" style:parent-style-name="Standard" style:family="paragraph">
      <style:paragraph-properties fo:text-align="justify" fo:margin-left="0.7083in">
        <style:tab-stops/>
      </style:paragraph-properties>
    </style:style>
    <style:style style:name="T87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8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8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82" style:parent-style-name="Standard" style:family="paragraph">
      <style:paragraph-properties fo:text-align="justify" fo:margin-left="0.708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83" style:parent-style-name="Standard" style:family="paragraph">
      <style:paragraph-properties fo:text-align="justify" fo:margin-left="0.7083in">
        <style:tab-stops/>
      </style:paragraph-properties>
    </style:style>
    <style:style style:name="T88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8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86" style:parent-style-name="Standard" style:family="paragraph">
      <style:paragraph-properties fo:text-align="justify" fo:margin-left="0.7083in">
        <style:tab-stops/>
      </style:paragraph-properties>
    </style:style>
    <style:style style:name="T88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8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90" style:parent-style-name="Standard" style:family="paragraph">
      <style:paragraph-properties fo:text-align="justify" fo:margin-left="0.708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91" style:parent-style-name="Standard" style:family="paragraph">
      <style:paragraph-properties fo:text-align="justify" fo:margin-left="0.7083in">
        <style:tab-stops/>
      </style:paragraph-properties>
    </style:style>
    <style:style style:name="T89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93" style:parent-style-name="Standard" style:family="paragraph">
      <style:paragraph-properties fo:text-align="justify" fo:margin-left="0.7083in">
        <style:tab-stops/>
      </style:paragraph-properties>
    </style:style>
    <style:style style:name="T89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9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9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97" style:parent-style-name="Standard" style:family="paragraph">
      <style:paragraph-properties fo:text-align="justify" fo:margin-left="0.708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98" style:parent-style-name="Standard" style:family="paragraph">
      <style:paragraph-properties fo:text-align="justify" fo:margin-left="0.7083in">
        <style:tab-stops/>
      </style:paragraph-properties>
    </style:style>
    <style:style style:name="T89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00" style:parent-style-name="Standard" style:family="paragraph">
      <style:paragraph-properties fo:text-align="justify" fo:margin-left="0.708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01" style:parent-style-name="Standard" style:family="paragraph">
      <style:paragraph-properties fo:text-align="justify" fo:margin-left="0.2638in">
        <style:tab-stops/>
      </style:paragraph-properties>
    </style:style>
    <style:style style:name="T9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0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04" style:parent-style-name="Standard" style:family="paragraph">
      <style:paragraph-properties fo:text-align="justify" fo:margin-left="0.7083in">
        <style:tab-stops/>
      </style:paragraph-properties>
    </style:style>
    <style:style style:name="T905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906" style:parent-style-name="Standard" style:family="paragraph">
      <style:paragraph-properties fo:text-align="justify"/>
    </style:style>
    <style:style style:name="T9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0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0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1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1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2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21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24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92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2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2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2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3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32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3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3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3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3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37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3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39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940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94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4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4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47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4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5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51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5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53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95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5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5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5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5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6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6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62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6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6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6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6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67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96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6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7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71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7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7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74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97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7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7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78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79" style:parent-style-name="Standard" style:family="paragraph">
      <style:paragraph-properties fo:text-align="justify" fo:margin-left="0.708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80" style:parent-style-name="Standard" style:family="paragraph">
      <style:paragraph-properties fo:text-align="justify"/>
    </style:style>
    <style:style style:name="T98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8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83" style:parent-style-name="Standard" style:family="paragraph">
      <style:paragraph-properties fo:text-align="justify"/>
    </style:style>
    <style:style style:name="T984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985" style:parent-style-name="Standard" style:family="paragraph">
      <style:paragraph-properties fo:text-align="justify"/>
    </style:style>
    <style:style style:name="T98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8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8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9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9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9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9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9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9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9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97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98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99" style:parent-style-name="Standard" style:family="paragraph">
      <style:paragraph-properties fo:text-align="justify" fo:margin-left="0.7152in">
        <style:tab-stops/>
      </style:paragraph-properties>
    </style:style>
    <style:style style:name="T1000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1001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02" style:parent-style-name="Standard" style:family="paragraph">
      <style:paragraph-properties fo:text-align="justify" fo:margin-left="0.7152in">
        <style:tab-stops/>
      </style:paragraph-properties>
    </style:style>
    <style:style style:name="T10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05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06" style:parent-style-name="Standard" style:family="paragraph">
      <style:paragraph-properties fo:text-align="justify" fo:margin-left="0.7152in">
        <style:tab-stops/>
      </style:paragraph-properties>
    </style:style>
    <style:style style:name="T1007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08" style:parent-style-name="Standard" style:family="paragraph">
      <style:paragraph-properties fo:text-align="justify" fo:margin-left="0.7152in">
        <style:tab-stops/>
      </style:paragraph-properties>
    </style:style>
    <style:style style:name="T100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10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11" style:parent-style-name="Standard" style:family="paragraph">
      <style:paragraph-properties fo:text-align="justify" fo:margin-left="0.7152in">
        <style:tab-stops/>
      </style:paragraph-properties>
    </style:style>
    <style:style style:name="T1012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13" style:parent-style-name="Standard" style:family="paragraph">
      <style:paragraph-properties fo:text-align="justify" fo:margin-left="0.7152in">
        <style:tab-stops/>
      </style:paragraph-properties>
    </style:style>
    <style:style style:name="T10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15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16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17" style:parent-style-name="Standard" style:family="paragraph">
      <style:paragraph-properties fo:text-align="justify" fo:margin-left="0.7152in">
        <style:tab-stops/>
      </style:paragraph-properties>
    </style:style>
    <style:style style:name="T10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19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20" style:parent-style-name="Standard" style:family="paragraph">
      <style:paragraph-properties fo:text-align="justify" fo:margin-left="0.7152in">
        <style:tab-stops/>
      </style:paragraph-properties>
    </style:style>
    <style:style style:name="T1021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22" style:parent-style-name="Standard" style:family="paragraph">
      <style:paragraph-properties fo:text-align="justify" fo:margin-left="0.7152in">
        <style:tab-stops/>
      </style:paragraph-properties>
    </style:style>
    <style:style style:name="T10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24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2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26" style:parent-style-name="Standard" style:family="paragraph">
      <style:paragraph-properties fo:text-align="justify"/>
    </style:style>
    <style:style style:name="T102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29" style:parent-style-name="Standard" style:family="paragraph">
      <style:paragraph-properties fo:text-align="justify"/>
    </style:style>
    <style:style style:name="T103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32" style:parent-style-name="Standard" style:family="paragraph">
      <style:paragraph-properties fo:text-align="justify"/>
    </style:style>
    <style:style style:name="T103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3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35" style:parent-style-name="Standard" style:family="paragraph">
      <style:paragraph-properties fo:text-align="justify"/>
    </style:style>
    <style:style style:name="T103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3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3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39" style:parent-style-name="Standard" style:family="paragraph">
      <style:paragraph-properties fo:text-align="justify"/>
    </style:style>
    <style:style style:name="T104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4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42" style:parent-style-name="Standard" style:family="paragraph">
      <style:paragraph-properties fo:text-align="justify"/>
    </style:style>
    <style:style style:name="T104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45" style:parent-style-name="Standard" style:family="paragraph">
      <style:paragraph-properties fo:text-align="justify"/>
    </style:style>
    <style:style style:name="T10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48" style:parent-style-name="Standard" style:family="paragraph">
      <style:paragraph-properties fo:text-align="justify"/>
    </style:style>
    <style:style style:name="T104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5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5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52" style:parent-style-name="Standard" style:family="paragraph">
      <style:paragraph-properties fo:text-align="justify"/>
    </style:style>
    <style:style style:name="T105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5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55" style:parent-style-name="Standard" style:family="paragraph">
      <style:paragraph-properties fo:text-align="justify"/>
    </style:style>
    <style:style style:name="T10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5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5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5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6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6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62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63" style:parent-style-name="Standard" style:family="paragraph">
      <style:text-properties style:font-name="Arial" style:font-name-asian="Arial" style:font-name-complex="Arial" fo:font-size="11pt" style:font-size-asian="11pt" style:font-size-complex="11pt" fo:language="pt" fo:country="BR"/>
    </style:style>
  </office:automatic-styles>
  <office:body>
    <office:text text:use-soft-page-breaks="true">
      <text:p text:style-name="P1"><text:span text:style-name="T44">Memória</text:span><text:span text:style-name="T45"><text:s/>Virtual</text:span><text:span text:style-name="T46"><text:line-break/></text:span><text:span text:style-name="T47">Caso de Uso: Editar Bem Patrimonial</text:span></text:p>
      <text:p text:style-name="P48"/>
      <text:p text:style-name="P91"><text:span text:style-name="T92">Breve Descrição</text:span></text:p>
      <text:p text:style-name="P93">Este caso de uso permite a alteração de informações sobre um bem patrimonial previamente cadastrado.</text:p>
      <text:p text:style-name="P94"><text:span text:style-name="T95">Breve Descrição dos Atores</text:span></text:p>
      <text:p text:style-name="P96"><text:span text:style-name="T97">Catalogador – Cadastra, Edita e Exclui bens patrimoniais do sistem</text:span><text:span text:style-name="T98">a</text:span></text:p>
      <text:p text:style-name="P99"><text:span text:style-name="T100">Pré-condições</text:span></text:p>
      <text:p text:style-name="P101">Usuário: Pode editar um bem patrimonial.</text:p>
      <text:p text:style-name="P102">Este bem é salvo no cache do celular e é marcado como congelado por um período definido pelo usuário que está editando. Este período pode ser alterado ou cancelado por um administrador.</text:p>
      <text:p text:style-name="P103"><text:span text:style-name="T104">Fluxo Básico de eventos</text:span></text:p>
      <text:p text:style-name="P105"/>
      <text:p text:style-name="P106"><text:span text:style-name="T107">1.<text:s/></text:span><text:span text:style-name="T108">O usuário clica sobre um item da lista para e depois no botão "Editar".</text:span></text:p>
      <text:p text:style-name="P109"><text:span text:style-name="T110">2</text:span><text:span text:style-name="T111">. Após alterar todos os dados desejados, o usuário confirma a operação, selecionando a opção “Salv</text:span><text:span text:style-name="T112">ar”.</text:span></text:p>
      <text:p text:style-name="P113">3. O Sistema valida a alteração e exibe mensagem “Bem Patrimonial modificado com sucesso”;</text:p>
      <text:p text:style-name="P114">4.O bem é carregado no servidor.</text:p>
      <text:p text:style-name="P115"><text:span text:style-name="T116">5. É retirado o marcador de congelado.</text:span></text:p>
      <text:p text:style-name="P117"/>
      <text:p text:style-name="P118"><text:span text:style-name="T119">Fluxos Alternativos</text:span></text:p>
      <text:p text:style-name="P120"><text:span text:style-name="T121">Fluxo Alternativo 1</text:span></text:p>
      <text:p text:style-name="Standard"><text:span text:style-name="T122"><text:tab/>Se</text:span><text:span text:style-name="T123"><text:s/>no<text:s/></text:span><text:span text:style-name="T124">Fluxo Básico</text:span><text:span text:style-name="T125"><text:s/>a qualquer momento o usuário selecionar a opção “Cancelar”</text:span></text:p>
      <text:p text:style-name="Standard"><text:span text:style-name="T126">O sistema retorna à página inicial e o caso de uso termina.</text:span></text:p>
      <text:p text:style-name="P127"/>
      <text:p text:style-name="P128"><text:span text:style-name="T129">Fluxo</text:span><text:span text:style-name="T130"><text:s/>Alternativo 2</text:span></text:p>
      <text:p text:style-name="Standard"><text:span text:style-name="T131">Se no passo 4 do Fluxo Básico o catalogador clica em "Salvar” sem que os campos obrigatórios estejam preenchidos, então:</text:span></text:p>
      <text:p text:style-name="P132"/>
      <text:list text:style-name="LFO5" text:continue-numbering="true">
        <text:list-item>
          <text:p text:style-name="P133">O sistema exibe a mensagem:</text:p>
        </text:list-item>
      </text:list>
      <text:p text:style-name="P134">a. “O campo &lt;nome do campo&gt; não foi preenchido”;</text:p>
      <text:list text:style-name="LFO5" text:continue-numbering="true">
        <text:list-item>
          <text:p text:style-name="P135">O caso de uso retorna ao passo 2 do fluxo<text:s/>básico.</text:p>
        </text:list-item>
      </text:list>
      <text:p text:style-name="P136"/>
      <text:soft-page-break/>
      <text:p text:style-name="P137"><text:span text:style-name="T138">Pós-condições</text:span></text:p>
      <text:list text:style-name="LS2" text:continue-numbering="true">
        <text:list-item>
          <text:list>
            <text:list-item>
              <text:p text:style-name="P139">Fluxo Básico: Um Bem Patrimonial é alterado no<text:s/>servidor e o marcador congelado é retirado.</text:p>
            </text:list-item>
            <text:list-item>
              <text:p text:style-name="P140">Fluxo Alternativo 1: Não há mudanças no cache do dispositivo.</text:p>
            </text:list-item>
            <text:list-item>
              <text:p text:style-name="P141"><text:span text:style-name="T142">Fluxo Alternativo 2: A alteração do bem patrimonial está pendente.</text:span></text:p>
            </text:list-item>
          </text:list>
        </text:list-item>
      </text:list>
      <text:p text:style-name="P143"><text:span text:style-name="T144">Seção I</text:span></text:p>
      <text:p text:style-name="P145"/>
      <text:p text:style-name="P146"><text:span text:style-name="T147">Esta seção contém atributo</text:span><text:span text:style-name="T148">s componentes do Padrão de Descrição da Informação referente à estrutura da base de dados do Sistema Memória Virtual.</text:span></text:p>
      <text:p text:style-name="P149"/>
      <text:list text:style-name="LS3">
        <text:list-item text:start-value="1">
          <text:p text:style-name="P150"><text:span text:style-name="T151">Informações Gerais do Bem Patrimonial</text:span></text:p>
        </text:list-item>
      </text:list>
      <text:p text:style-name="P152"/>
      <text:p text:style-name="P153"><text:span text:style-name="T154"><text:tab/>1.1</text:span><text:span text:style-name="T155"><text:tab/>Disponibilização</text:span><text:span text:style-name="T156"><text:s/>para acesso externo</text:span></text:p>
      <text:p text:style-name="P157"><text:span text:style-name="T158"><text:tab/></text:span><text:span text:style-name="T159"><text:tab/>Tipo checkbox – Sim – Não</text:span></text:p>
      <text:p text:style-name="P160"/>
      <text:p text:style-name="P161"><text:span text:style-name="T162">1.2</text:span><text:span text:style-name="T163"><text:tab/>Natureza do Bem Patrimonial</text:span></text:p>
      <text:p text:style-name="P164"><text:span text:style-name="T165">Tipo checkbox – Imaterial – Material</text:span></text:p>
      <text:p text:style-name="P166"/>
      <text:p text:style-name="P167"><text:span text:style-name="T168"><text:tab/></text:span><text:span text:style-name="T169"><text:tab/>1.2.1 Natureza do Bem Imaterial</text:span></text:p>
      <text:p text:style-name="P170"/>
      <text:p text:style-name="P171"><text:span text:style-name="T172"><text:tab/></text:span><text:span text:style-name="T173"><text:tab/><text:s/>Celebrações, Práticas Sociais, Rituais e Atos Festivos</text:span></text:p>
      <text:p text:style-name="P174"><text:span text:style-name="T175"><text:tab/></text:span><text:span text:style-name="T176"><text:tab/>Conhecimentos e Práticas Relacionados ao<text:s/></text:span><text:span text:style-name="T177">Trabalho e à Natureza</text:span></text:p>
      <text:p text:style-name="P178"><text:span text:style-name="T179"><text:tab/></text:span><text:span text:style-name="T180"><text:tab/><text:s/>Técnicas Artesanais Tradicionais</text:span></text:p>
      <text:p text:style-name="P181"><text:span text:style-name="T182"><text:tab/></text:span><text:span text:style-name="T183"><text:tab/><text:s/>Tradições e Expressões orais</text:span></text:p>
      <text:p text:style-name="P184"><text:tab/></text:p>
      <text:p text:style-name="P185"><text:span text:style-name="T186"><text:tab/>1.2.2 Natureza do Bem Material</text:span></text:p>
      <text:p text:style-name="P187"/>
      <text:p text:style-name="P188"><text:span text:style-name="T189"><text:tab/>Arqueologico</text:span></text:p>
      <text:p text:style-name="P190"><text:span text:style-name="T191"><text:tab/>Arquivístico</text:span></text:p>
      <text:p text:style-name="P192"><text:span text:style-name="T193"><text:tab/>Audiovisual</text:span></text:p>
      <text:p text:style-name="P194"><text:span text:style-name="T195"><text:tab/>Bibliográfico</text:span></text:p>
      <text:p text:style-name="P196"><text:span text:style-name="T197"><text:tab/>Edificado</text:span></text:p>
      <text:p text:style-name="P198"><text:span text:style-name="T199"><text:tab/>Móvel</text:span><text:span text:style-name="T200"><text:s/>E Integrado</text:span></text:p>
      <text:p text:style-name="P201"><text:span text:style-name="T202"><text:tab/>Paisagístico</text:span></text:p>
      <text:p text:style-name="P203"/>
      <text:p text:style-name="P204"><text:span text:style-name="T205">1.3</text:span><text:span text:style-name="T206"><text:tab/>Tipo</text:span><text:span text:style-name="T207"><text:s/>do Bem Patrimonial</text:span></text:p>
      <text:p text:style-name="P208"><text:span text:style-name="T209">Constituído por lista em ordem alfabética auto-completável, com as opções listadas na Natureza do Bem Patrimonial e opção e campo para “Outros”.</text:span></text:p>
      <text:p text:style-name="P210"/>
      <text:p text:style-name="P211"><text:span text:style-name="T212">1.4</text:span><text:span text:style-name="T213"><text:tab/>Número de Registro</text:span></text:p>
      <text:p text:style-name="P214"><text:span text:style-name="T215">O sistema deverá gerar um número de registro com uma combinação de<text:s/></text:span><text:span text:style-name="T216">letras e números, conforme o tipo do Bem Patrimonial e à Instituição a que pertence.</text:span></text:p>
      <text:p text:style-name="P217"/>
      <text:p text:style-name="P218"><text:span text:style-name="T219">1.5</text:span><text:span text:style-name="T220"><text:tab/>Título</text:span></text:p>
      <text:p text:style-name="P221"><text:span text:style-name="T222">- Campo Editável para o título (A lista de títulos deve possuir, obrigatoriamente, ao menos um título)</text:span></text:p>
      <text:p text:style-name="P223"><text:span text:style-name="T224">- Campo Título Principal (tipo texto)</text:span></text:p>
      <text:p text:style-name="P225"><text:span text:style-name="T226">- Campo Títulos Ad</text:span><text:span text:style-name="T227">icionais:</text:span></text:p>
      <text:p text:style-name="P228"><text:span text:style-name="T229">Opção para adicionar novo título:</text:span></text:p>
      <text:p text:style-name="P230"><text:span text:style-name="T231">Ao selecionar essa opção, o sistema deve repetir os mesmos campos ,<text:s/></text:span><text:span text:style-name="T232"><text:tab/>para que seja cadastrado um novo título, pois pode ser mais de um.</text:span></text:p>
      <text:p text:style-name="P233"><text:tab/></text:p>
      <text:p text:style-name="P234"><text:span text:style-name="T235">Lista - <text:s/>Tipo do título, <text:s/>em ordem alfabética <text:s/>com as seguintes opções:</text:span></text:p>
      <text:p text:style-name="P236">Principal</text:p>
      <text:p text:style-name="Standard"><text:span text:style-name="T237"><text:tab/></text:span><text:span text:style-name="T238"><text:tab/></text:span><text:span text:style-name="T239"><text:tab/>Equivalente</text:span></text:p>
      <text:p text:style-name="Standard"><text:span text:style-name="T240"><text:tab/></text:span><text:span text:style-name="T241"><text:tab/></text:span><text:span text:style-name="T242"><text:tab/>Atribuído</text:span></text:p>
      <text:p text:style-name="Standard"><text:span text:style-name="T243"><text:tab/></text:span><text:span text:style-name="T244"><text:tab/></text:span><text:span text:style-name="T245"><text:tab/>Sub-titulo</text:span></text:p>
      <text:p text:style-name="Standard"><text:span text:style-name="T246"><text:tab/></text:span><text:span text:style-name="T247"><text:tab/></text:span><text:span text:style-name="T248"><text:tab/>Titulo anterior</text:span></text:p>
      <text:p text:style-name="Standard"><text:span text:style-name="T249"><text:tab/></text:span><text:span text:style-name="T250"><text:tab/></text:span><text:span text:style-name="T251"><text:tab/>Titulo posterior</text:span></text:p>
      <text:p text:style-name="Standard"><text:span text:style-name="T252"><text:tab/></text:span><text:span text:style-name="T253"><text:tab/></text:span><text:span text:style-name="T254"><text:tab/>Titulo do suplemento</text:span></text:p>
      <text:p text:style-name="Standard"><text:span text:style-name="T255"><text:tab/></text:span><text:span text:style-name="T256"><text:tab/></text:span><text:span text:style-name="T257"><text:tab/>Titulo correlato</text:span></text:p>
      <text:p text:style-name="P258"/>
      <text:p text:style-name="Standard"><text:span text:style-name="T259">-Campo Nome do Título (tipo texto, adicionado se a opção de adicionar novo título for selecionada)</text:span></text:p>
      <text:p text:style-name="P260"/>
      <text:p text:style-name="P261"/>
      <text:p text:style-name="P262"><text:span text:style-name="T263">-Opção</text:span><text:span text:style-name="T264"><text:s/>“Complemento”: Campo Editável;</text:span></text:p>
      <text:p text:style-name="P265"/>
      <text:p text:style-name="P266"><text:span text:style-name="T267">1.6</text:span><text:span text:style-name="T268"><text:tab/>Coleção, Fundo, Conjunto, Família/Espécie</text:span></text:p>
      <text:p text:style-name="P269"><text:span text:style-name="T270">-Campo para o nome da coleção à que pertence o item, conforme organização da instituição.</text:span></text:p>
      <text:p text:style-name="P271"/>
      <text:p text:style-name="P272"><text:span text:style-name="T273">1.7</text:span><text:span text:style-name="T274"><text:tab/>Localização Física Específica</text:span></text:p>
      <text:p text:style-name="P275"><text:span text:style-name="T276">-Campo Editável para localização física do bem patri</text:span><text:span text:style-name="T277">monial no acervo</text:span></text:p>
      <text:p text:style-name="P278"/>
      <text:p text:style-name="P279"><text:span text:style-name="T280">1.8 <text:s/>Coordenadas Geográficas</text:span></text:p>
      <text:p text:style-name="P281"><text:span text:style-name="T282">-Latitude</text:span></text:p>
      <text:p text:style-name="P283"><text:span text:style-name="T284">Campo Editável</text:span></text:p>
      <text:p text:style-name="P285"><text:span text:style-name="T286">-Longitude</text:span></text:p>
      <text:p text:style-name="P287"><text:span text:style-name="T288">Campo Editável</text:span></text:p>
      <text:p text:style-name="P289"/>
      <text:list text:style-name="LS3" text:continue-numbering="true">
        <text:list-item>
          <text:p text:style-name="P290">Autoria</text:p>
        </text:list-item>
      </text:list>
      <text:p text:style-name="P291"/>
      <text:soft-page-break/>
      <text:p text:style-name="P292"><text:span text:style-name="T293"><text:tab/>Campo em ordem alfabética, auto-completável, com a lista de autores já cadastrados conforme caso de uso de Cadastro de Autoria e opção para cadastr</text:span><text:span text:style-name="T294">ar novo autor. Ao selecionar cadastrar novo autor, o usuário deve ser levado para o cadastro de autoria, porém, sem perder o cadastro do bem patrimonial.</text:span></text:p>
      <text:p text:style-name="P295"/>
      <text:p text:style-name="P296"><text:span text:style-name="T297">-Tipo</text:span><text:span text:style-name="T298"><text:s/>de Autoria</text:span></text:p>
      <text:p text:style-name="P299"><text:span text:style-name="T300">Campo em ordem alfabética, auto-completável, com a lista a seguir:</text:span></text:p>
      <text:p text:style-name="Standard"><text:span text:style-name="T301">(pode-se escolher uma ou mais opções)</text:span></text:p>
      <text:p text:style-name="Standard"><text:span text:style-name="T302"><text:tab/></text:span><text:span text:style-name="T303"><text:tab/>Agência</text:span></text:p>
      <text:p text:style-name="Standard"><text:span text:style-name="T304"><text:tab/></text:span><text:span text:style-name="T305"><text:tab/>Autor</text:span></text:p>
      <text:p text:style-name="Standard"><text:span text:style-name="T306"><text:tab/></text:span><text:span text:style-name="T307"><text:tab/>Autor</text:span><text:span text:style-name="T308"><text:s/>Institucional</text:span></text:p>
      <text:p text:style-name="Standard"><text:span text:style-name="T309"><text:tab/></text:span><text:span text:style-name="T310"><text:tab/>Co-autor</text:span></text:p>
      <text:p text:style-name="Standard"><text:span text:style-name="T311"><text:tab/></text:span><text:span text:style-name="T312"><text:tab/>Compilador</text:span></text:p>
      <text:p text:style-name="Standard"><text:span text:style-name="T313"><text:tab/></text:span><text:span text:style-name="T314"><text:tab/>Coordenador</text:span></text:p>
      <text:p text:style-name="Standard"><text:span text:style-name="T315"><text:tab/></text:span><text:span text:style-name="T316"><text:tab/>Diretor</text:span></text:p>
      <text:p text:style-name="Standard"><text:span text:style-name="T317"><text:tab/></text:span><text:span text:style-name="T318"><text:tab/>Editor</text:span></text:p>
      <text:p text:style-name="Standard"><text:span text:style-name="T319"><text:tab/></text:span><text:span text:style-name="T320"><text:tab/>Entidade produtora</text:span></text:p>
      <text:p text:style-name="Standard"><text:span text:style-name="T321"><text:tab/></text:span><text:span text:style-name="T322"><text:tab/>Entrevistador</text:span></text:p>
      <text:p text:style-name="Standard"><text:span text:style-name="T323"><text:tab/></text:span><text:span text:style-name="T324"><text:tab/>Estudio</text:span></text:p>
      <text:p text:style-name="Standard"><text:span text:style-name="T325"><text:tab/></text:span><text:span text:style-name="T326"><text:tab/>Fabricante</text:span></text:p>
      <text:p text:style-name="Standard"><text:span text:style-name="T327"><text:tab/></text:span><text:span text:style-name="T328"><text:tab/>Figurinista</text:span></text:p>
      <text:p text:style-name="Standard"><text:span text:style-name="T329"><text:tab/></text:span><text:span text:style-name="T330"><text:tab/>Fotografo</text:span></text:p>
      <text:p text:style-name="Standard"><text:span text:style-name="T331"><text:tab/></text:span><text:span text:style-name="T332"><text:tab/>Ilustrador</text:span></text:p>
      <text:p text:style-name="Standard"><text:span text:style-name="T333"><text:tab/></text:span><text:span text:style-name="T334"><text:tab/></text:span><text:span text:style-name="T335">Palestrante</text:span></text:p>
      <text:p text:style-name="Standard"><text:span text:style-name="T336"><text:tab/></text:span><text:span text:style-name="T337"><text:tab/>Prefaciador</text:span></text:p>
      <text:p text:style-name="Standard"><text:span text:style-name="T338"><text:tab/></text:span><text:span text:style-name="T339"><text:tab/>Organizador</text:span></text:p>
      <text:p text:style-name="Standard"><text:span text:style-name="T340"><text:tab/></text:span><text:span text:style-name="T341"><text:tab/>Tradutor</text:span></text:p>
      <text:p text:style-name="P342"/>
      <text:p text:style-name="P343"/>
      <text:list text:style-name="LS3" text:continue-numbering="true">
        <text:list-item>
          <text:p text:style-name="P344">Produção</text:p>
        </text:list-item>
      </text:list>
      <text:p text:style-name="P345"/>
      <text:p text:style-name="P346"><text:span text:style-name="T347"><text:tab/>Os itens abaixo dev</text:span><text:span text:style-name="T348">em ser do tipo campo editável, abrindo opção para escrita somente se selecionado.</text:span></text:p>
      <text:p text:style-name="P349"/>
      <text:list text:style-name="LS4" text:continue-numbering="true">
        <text:list-item>
          <text:list>
            <text:list-item>
              <text:p text:style-name="P350"><text:span text:style-name="T351">Local<text:s/></text:span><text:span text:style-name="T352"><text:tab/></text:span></text:p>
            </text:list-item>
            <text:list-item>
              <text:p text:style-name="P353">Ano</text:p>
            </text:list-item>
            <text:list-item>
              <text:p text:style-name="P354"><text:span text:style-name="T355">Edição</text:span><text:span text:style-name="T356"><text:s/>e/ou Reimpressão</text:span></text:p>
            </text:list-item>
            <text:list-item>
              <text:p text:style-name="P357"><text:span text:style-name="T358">Outras Responsabilidades</text:span></text:p>
            </text:list-item>
          </text:list>
        </text:list-item>
      </text:list>
      <text:p text:style-name="P359"/>
      <text:list text:style-name="LS3" text:continue-numbering="true">
        <text:list-item>
          <text:p text:style-name="P360">Descrição</text:p>
        </text:list-item>
      </text:list>
      <text:p text:style-name="P361"/>
      <text:p text:style-name="P362"><text:span text:style-name="T363"><text:tab/>4.1</text:span><text:span text:style-name="T364"><text:tab/>Características Físicas e Técnicas Executivas</text:span></text:p>
      <text:soft-page-break/>
      <text:p text:style-name="P365"><text:span text:style-name="T366"><text:tab/></text:span><text:span text:style-name="T367"><text:tab/>Campo editável</text:span></text:p>
      <text:p text:style-name="P368"><text:tab/><text:tab/></text:p>
      <text:p text:style-name="P369"><text:span text:style-name="T370"><text:tab/></text:span><text:span text:style-name="T371"><text:tab/>4.1.1 Bens Arquitetonicos</text:span></text:p>
      <text:p text:style-name="P372"><text:tab/><text:tab/></text:p>
      <text:p text:style-name="P373"><text:span text:style-name="T374"><text:tab/></text:span><text:span text:style-name="T375"><text:tab/></text:span><text:span text:style-name="T376">Condição Topográfica</text:span></text:p>
      <text:p text:style-name="P377"><text:span text:style-name="T378"><text:tab/></text:span><text:span text:style-name="T379"><text:tab/></text:span><text:span text:style-name="T380"><text:tab/>Lista</text:span><text:span text:style-name="T381"><text:s/>auto-completável em ordem alfabética com as opções abaixo</text:span></text:p>
      <text:p text:style-name="P382"><text:span text:style-name="T383"><text:tab/></text:span><text:span text:style-name="T384"><text:tab/></text:span><text:span text:style-name="T385"><text:tab/>Acidentada Suave</text:span></text:p>
      <text:p text:style-name="P386"><text:span text:style-name="T387"><text:tab/></text:span><text:span text:style-name="T388"><text:tab/></text:span><text:span text:style-name="T389"><text:tab/>Acidentada Médio</text:span></text:p>
      <text:p text:style-name="P390"><text:span text:style-name="T391"><text:tab/></text:span><text:span text:style-name="T392"><text:tab/></text:span><text:span text:style-name="T393"><text:tab/>Acidentada Abrubta</text:span></text:p>
      <text:p text:style-name="P394"><text:span text:style-name="T395"><text:tab/></text:span><text:span text:style-name="T396"><text:tab/></text:span><text:span text:style-name="T397"><text:tab/>Plano</text:span></text:p>
      <text:p text:style-name="P398"><text:tab/><text:tab/></text:p>
      <text:p text:style-name="P399"><text:span text:style-name="T400"><text:tab/></text:span><text:span text:style-name="T401"><text:tab/></text:span><text:span text:style-name="T402">Uso</text:span></text:p>
      <text:p text:style-name="P403"><text:span text:style-name="T404"><text:tab/></text:span><text:span text:style-name="T405"><text:tab/></text:span><text:span text:style-name="T406"><text:tab/>Lista auto-completável em ordem alfabética com as opções abaixo, e com campo editável para especificar, caso a opç</text:span><text:span text:style-name="T407">ão seja ''Outras''.</text:span></text:p>
      <text:p text:style-name="P408"><text:span text:style-name="T409"><text:tab/></text:span><text:span text:style-name="T410"><text:tab/></text:span><text:span text:style-name="T411"><text:tab/>Ferroviário</text:span></text:p>
      <text:p text:style-name="P412"><text:span text:style-name="T413"><text:tab/></text:span><text:span text:style-name="T414"><text:tab/></text:span><text:span text:style-name="T415"><text:tab/>Habitacional</text:span></text:p>
      <text:p text:style-name="P416"><text:span text:style-name="T417"><text:tab/></text:span><text:span text:style-name="T418"><text:tab/></text:span><text:span text:style-name="T419"><text:tab/>Produção</text:span></text:p>
      <text:p text:style-name="P420"><text:span text:style-name="T421"><text:tab/></text:span><text:span text:style-name="T422"><text:tab/></text:span><text:span text:style-name="T423"><text:tab/>Religiosa</text:span></text:p>
      <text:p text:style-name="P424"><text:span text:style-name="T425"><text:tab/></text:span><text:span text:style-name="T426"><text:tab/></text:span><text:span text:style-name="T427"><text:tab/>Outras</text:span></text:p>
      <text:p text:style-name="P428"/>
      <text:p text:style-name="P429"><text:span text:style-name="T430"><text:tab/></text:span><text:span text:style-name="T431"><text:tab/></text:span><text:span text:style-name="T432">Pavimentos</text:span></text:p>
      <text:p text:style-name="P433"><text:span text:style-name="T434"><text:tab/></text:span><text:span text:style-name="T435"><text:tab/></text:span><text:span text:style-name="T436"><text:tab/>Nº</text:span><text:span text:style-name="T437"><text:s/>de ambientes</text:span></text:p>
      <text:p text:style-name="P438"><text:span text:style-name="T439"><text:tab/></text:span><text:span text:style-name="T440"><text:tab/></text:span><text:span text:style-name="T441"><text:tab/></text:span><text:span text:style-name="T442"><text:tab/>Campo editável (O sistema deve aceitar apenas números)</text:span></text:p>
      <text:p text:style-name="P443"/>
      <text:p text:style-name="P444"><text:span text:style-name="T445"><text:tab/></text:span><text:span text:style-name="T446"><text:tab/></text:span><text:span text:style-name="T447"><text:tab/>Nº de pavimentos</text:span></text:p>
      <text:p text:style-name="P448"><text:span text:style-name="T449"><text:tab/></text:span><text:span text:style-name="T450"><text:tab/></text:span><text:span text:style-name="T451"><text:tab/></text:span><text:span text:style-name="T452"><text:tab/>Campo editável (O sistema deve aceitar apenas números)</text:span></text:p>
      <text:p text:style-name="P453"/>
      <text:p text:style-name="P454"><text:span text:style-name="T455"><text:tab/></text:span><text:span text:style-name="T456"><text:tab/></text:span><text:span text:style-name="T457"><text:tab/></text:span><text:span text:style-name="T458">Alcova</text:span></text:p>
      <text:p text:style-name="P459"><text:span text:style-name="T460"><text:tab/></text:span><text:span text:style-name="T461"><text:tab/></text:span><text:span text:style-name="T462"><text:tab/></text:span><text:span text:style-name="T463"><text:tab/>Tipo Checkbox</text:span><text:span text:style-name="T464"><text:tab/>Sim - <text:s/>Não</text:span></text:p>
      <text:p text:style-name="P465"/>
      <text:p text:style-name="P466"><text:span text:style-name="T467"><text:tab/></text:span><text:span text:style-name="T468"><text:tab/></text:span><text:span text:style-name="T469"><text:tab/></text:span><text:span text:style-name="T470">Porão</text:span></text:p>
      <text:p text:style-name="P471"><text:span text:style-name="T472"><text:tab/></text:span><text:span text:style-name="T473"><text:tab/></text:span><text:span text:style-name="T474"><text:tab/></text:span><text:span text:style-name="T475"><text:tab/>Tipo Checkbox</text:span><text:span text:style-name="T476"><text:tab/>Sim - <text:s/>Não</text:span></text:p>
      <text:p text:style-name="P477"/>
      <text:p text:style-name="P478"><text:span text:style-name="T479"><text:tab/></text:span><text:span text:style-name="T480"><text:tab/></text:span><text:span text:style-name="T481"><text:tab/></text:span><text:span text:style-name="T482">Sótão</text:span></text:p>
      <text:p text:style-name="P483"><text:span text:style-name="T484"><text:tab/></text:span><text:span text:style-name="T485"><text:tab/></text:span><text:span text:style-name="T486"><text:tab/></text:span><text:span text:style-name="T487"><text:tab/>Tipo Check</text:span><text:span text:style-name="T488">box</text:span><text:span text:style-name="T489"><text:tab/>Sim - <text:s/>Não</text:span></text:p>
      <text:p text:style-name="P490"/>
      <text:p text:style-name="P491"><text:span text:style-name="T492"><text:tab/></text:span><text:span text:style-name="T493"><text:tab/></text:span><text:span text:style-name="T494"><text:tab/>Outros</text:span></text:p>
      <text:p text:style-name="P495"><text:span text:style-name="T496"><text:tab/></text:span><text:span text:style-name="T497"><text:tab/></text:span><text:span text:style-name="T498"><text:tab/></text:span><text:span text:style-name="T499"><text:tab/>Campo editável</text:span></text:p>
      <text:p text:style-name="P500"><text:tab/><text:tab/><text:tab/></text:p>
      <text:p text:style-name="P501"><text:span text:style-name="T502"><text:tab/>4.1.2<text:s/></text:span><text:span text:style-name="T503"><text:tab/>Bens Naturais</text:span></text:p>
      <text:p text:style-name="P504"/>
      <text:p text:style-name="P505"><text:span text:style-name="T506"><text:tab/></text:span><text:span text:style-name="T507"><text:tab/></text:span><text:span text:style-name="T508">Relevo</text:span></text:p>
      <text:p text:style-name="P509"><text:span text:style-name="T510"><text:tab/></text:span><text:span text:style-name="T511"><text:tab/>Lista</text:span><text:span text:style-name="T512"><text:s/>auto-completável em ordem alfabética com as opções abaixo</text:span></text:p>
      <text:soft-page-break/>
      <text:p text:style-name="P513"><text:span text:style-name="T514"><text:tab/></text:span><text:span text:style-name="T515"><text:tab/></text:span><text:span text:style-name="T516"><text:tab/>Acidentada Suave</text:span></text:p>
      <text:p text:style-name="P517"><text:span text:style-name="T518"><text:tab/></text:span><text:span text:style-name="T519"><text:tab/></text:span><text:span text:style-name="T520"><text:tab/>Acidentada Médio</text:span></text:p>
      <text:p text:style-name="P521"><text:span text:style-name="T522"><text:tab/></text:span><text:span text:style-name="T523"><text:tab/></text:span><text:span text:style-name="T524"><text:tab/>Acidentada Abrubta</text:span></text:p>
      <text:p text:style-name="P525"><text:span text:style-name="T526"><text:tab/></text:span><text:span text:style-name="T527"><text:tab/></text:span><text:span text:style-name="T528"><text:tab/>Plano</text:span></text:p>
      <text:p text:style-name="P529"/>
      <text:p text:style-name="P530"><text:span text:style-name="T531"><text:tab/></text:span><text:span text:style-name="T532"><text:tab/></text:span><text:span text:style-name="T533">Características do Meio Antrópico</text:span></text:p>
      <text:p text:style-name="P534"><text:span text:style-name="T535"><text:tab/></text:span><text:span text:style-name="T536"><text:tab/></text:span><text:span text:style-name="T537"><text:tab/>Campo editável</text:span></text:p>
      <text:p text:style-name="P538"/>
      <text:p text:style-name="P539"><text:span text:style-name="T540"><text:tab/></text:span><text:span text:style-name="T541"><text:tab/></text:span><text:span text:style-name="T542">Características Ambientais</text:span></text:p>
      <text:p text:style-name="P543"><text:span text:style-name="T544"><text:tab/></text:span><text:span text:style-name="T545"><text:tab/></text:span><text:span text:style-name="T546"><text:tab/>Campo editável</text:span></text:p>
      <text:p text:style-name="P547"/>
      <text:p text:style-name="P548"/>
      <text:p text:style-name="P549"><text:span text:style-name="T550"><text:tab/>4.1.3</text:span><text:span text:style-name="T551"><text:tab/>Bens Arqueológ</text:span><text:span text:style-name="T552">icos</text:span></text:p>
      <text:p text:style-name="P553"/>
      <text:p text:style-name="P554"><text:span text:style-name="T555"><text:tab/></text:span><text:span text:style-name="T556"><text:tab/></text:span><text:span text:style-name="T557">Condição Topográfica</text:span></text:p>
      <text:p text:style-name="P558"><text:span text:style-name="T559"><text:tab/></text:span><text:span text:style-name="T560"><text:tab/>Lista auto-completável em ordem alfabética com as opções abaixo</text:span></text:p>
      <text:p text:style-name="P561"><text:span text:style-name="T562"><text:tab/></text:span><text:span text:style-name="T563"><text:tab/></text:span><text:span text:style-name="T564"><text:tab/>Acidentada Suave</text:span></text:p>
      <text:p text:style-name="P565"><text:span text:style-name="T566"><text:tab/></text:span><text:span text:style-name="T567"><text:tab/></text:span><text:span text:style-name="T568"><text:tab/>Acidentada Médio</text:span></text:p>
      <text:p text:style-name="P569"><text:span text:style-name="T570"><text:tab/></text:span><text:span text:style-name="T571"><text:tab/></text:span><text:span text:style-name="T572"><text:tab/>Acidentada Abrubta</text:span></text:p>
      <text:p text:style-name="P573"><text:span text:style-name="T574"><text:tab/></text:span><text:span text:style-name="T575"><text:tab/></text:span><text:span text:style-name="T576"><text:tab/>Plano</text:span></text:p>
      <text:p text:style-name="P577"/>
      <text:p text:style-name="P578"><text:span text:style-name="T579"><text:tab/></text:span><text:span text:style-name="T580"><text:tab/></text:span><text:span text:style-name="T581">Sítio da Paisagem</text:span></text:p>
      <text:p text:style-name="P582"><text:span text:style-name="T583"><text:tab/></text:span><text:span text:style-name="T584"><text:tab/></text:span><text:span text:style-name="T585"><text:tab/>Campo editável</text:span></text:p>
      <text:p text:style-name="P586"/>
      <text:p text:style-name="P587"><text:span text:style-name="T588"><text:tab/></text:span><text:span text:style-name="T589"><text:tab/></text:span><text:span text:style-name="T590">Água Próxima</text:span></text:p>
      <text:p text:style-name="P591"><text:span text:style-name="T592"><text:tab/></text:span><text:span text:style-name="T593"><text:tab/></text:span><text:span text:style-name="T594"><text:tab/>Campo editável</text:span></text:p>
      <text:p text:style-name="P595"/>
      <text:p text:style-name="P596"><text:span text:style-name="T597"><text:tab/></text:span><text:span text:style-name="T598"><text:tab/></text:span><text:span text:style-name="T599">Possui</text:span><text:span text:style-name="T600"><text:s/>Vegetaçao</text:span></text:p>
      <text:p text:style-name="P601"><text:span text:style-name="T602"><text:tab/></text:span><text:span text:style-name="T603"><text:tab/></text:span><text:span text:style-name="T604"><text:tab/>Campo editável</text:span></text:p>
      <text:p text:style-name="P605"/>
      <text:p text:style-name="P606"><text:span text:style-name="T607"><text:tab/></text:span><text:span text:style-name="T608"><text:tab/></text:span><text:span text:style-name="T609">Exposição</text:span></text:p>
      <text:p text:style-name="P610"><text:span text:style-name="T611"><text:tab/></text:span><text:span text:style-name="T612"><text:tab/>Lista auto-completável em ordem alfabética com as opções abaixo</text:span></text:p>
      <text:p text:style-name="P613"><text:span text:style-name="T614"><text:tab/></text:span><text:span text:style-name="T615"><text:tab/></text:span><text:span text:style-name="T616"><text:tab/>Céu Aberto</text:span></text:p>
      <text:p text:style-name="P617"><text:span text:style-name="T618"><text:tab/></text:span><text:span text:style-name="T619"><text:tab/></text:span><text:span text:style-name="T620"><text:tab/>Abrigada</text:span></text:p>
      <text:p text:style-name="P621"><text:span text:style-name="T622"><text:tab/></text:span><text:span text:style-name="T623"><text:tab/></text:span><text:span text:style-name="T624"><text:tab/>Submersa</text:span></text:p>
      <text:p text:style-name="P625"><text:span text:style-name="T626"><text:tab/></text:span><text:span text:style-name="T627"><text:tab/></text:span><text:span text:style-name="T628"><text:tab/>Soterrada</text:span></text:p>
      <text:p text:style-name="P629"/>
      <text:p text:style-name="P630"><text:span text:style-name="T631"><text:tab/></text:span><text:span text:style-name="T632"><text:tab/></text:span><text:span text:style-name="T633">Uso</text:span><text:span text:style-name="T634"><text:s/>Atual</text:span></text:p>
      <text:p text:style-name="P635"><text:span text:style-name="T636"><text:tab/></text:span><text:span text:style-name="T637"><text:tab/></text:span><text:span text:style-name="T638"><text:tab/>Campo editável</text:span></text:p>
      <text:p text:style-name="P639"/>
      <text:p text:style-name="P640"><text:span text:style-name="T641"><text:tab/></text:span><text:span text:style-name="T642"><text:tab/></text:span><text:span text:style-name="T643">Outros</text:span></text:p>
      <text:p text:style-name="P644"><text:span text:style-name="T645"><text:tab/></text:span><text:span text:style-name="T646"><text:tab/></text:span><text:span text:style-name="T647"><text:tab/>Campo editável</text:span></text:p>
      <text:p text:style-name="P648"/>
      <text:soft-page-break/>
      <text:p text:style-name="P649"><text:span text:style-name="T650"><text:tab/></text:span><text:span text:style-name="T651"><text:tab/></text:span><text:span text:style-name="T652">Notas</text:span></text:p>
      <text:p text:style-name="P653"><text:span text:style-name="T654"><text:tab/></text:span><text:span text:style-name="T655"><text:tab/></text:span><text:span text:style-name="T656"><text:tab/>Campo editável</text:span></text:p>
      <text:p text:style-name="P657"/>
      <text:p text:style-name="P658"><text:s text:c="4"/></text:p>
      <text:p text:style-name="P659"><text:span text:style-name="T660"><text:s text:c="5"/>4.2 <text:s text:c="2"/>Dimensões e Quantificações</text:span></text:p>
      <text:p text:style-name="P661"><text:span text:style-name="T662"><text:tab/>Campo editável</text:span></text:p>
      <text:p text:style-name="P663"/>
      <text:p text:style-name="P664"><text:span text:style-name="T665"><text:s/>4.2.1 Medidas Gerais do Bem Arquitetônico</text:span></text:p>
      <text:p text:style-name="P666"><text:span text:style-name="T667"><text:s/></text:span><text:span text:style-name="T668"><text:tab/>Tipo campo editável, abrindo opção para escrita somente se selecionado</text:span><text:span text:style-name="T669">.</text:span></text:p>
      <text:p text:style-name="P670"><text:tab/><text:tab/></text:p>
      <text:p text:style-name="P671"><text:span text:style-name="T672"><text:tab/></text:span><text:span text:style-name="T673"><text:tab/>Área</text:span><text:span text:style-name="T674"><text:s/>Total</text:span></text:p>
      <text:p text:style-name="P675"><text:span text:style-name="T676"><text:tab/></text:span><text:span text:style-name="T677"><text:tab/>Altura fachada frontal</text:span></text:p>
      <text:p text:style-name="P678"><text:span text:style-name="T679"><text:tab/></text:span><text:span text:style-name="T680"><text:tab/>Altura fachada posterior</text:span></text:p>
      <text:p text:style-name="P681"><text:span text:style-name="T682"><text:tab/></text:span><text:span text:style-name="T683"><text:tab/>Largura</text:span></text:p>
      <text:p text:style-name="P684"><text:span text:style-name="T685"><text:tab/></text:span><text:span text:style-name="T686"><text:tab/>Profundidade</text:span></text:p>
      <text:p text:style-name="P687"><text:span text:style-name="T688"><text:tab/></text:span><text:span text:style-name="T689"><text:tab/>Altura da Cumeeira</text:span></text:p>
      <text:p text:style-name="P690"><text:span text:style-name="T691"><text:tab/></text:span><text:span text:style-name="T692"><text:tab/>Altura Total</text:span></text:p>
      <text:p text:style-name="P693"><text:span text:style-name="T694"><text:tab/></text:span><text:span text:style-name="T695"><text:tab/>Pé direito térreo</text:span></text:p>
      <text:p text:style-name="P696"><text:span text:style-name="T697"><text:tab/></text:span><text:span text:style-name="T698"><text:tab/>Pé direito tipo</text:span></text:p>
      <text:p text:style-name="P699"/>
      <text:p text:style-name="P700"><text:span text:style-name="T701"><text:tab/><text:s/>4.2.2 Medidas Gerais do Bem Arqueológico</text:span></text:p>
      <text:p text:style-name="P702"><text:span text:style-name="T703"><text:tab/></text:span><text:span text:style-name="T704"><text:tab/>Tipo campo editável, abrindo opção para escrita some</text:span><text:span text:style-name="T705">nte se selecionado.</text:span></text:p>
      <text:p text:style-name="P706"><text:tab/><text:tab/></text:p>
      <text:p text:style-name="P707"><text:span text:style-name="T708"><text:tab/></text:span><text:span text:style-name="T709"><text:tab/>Área Total</text:span></text:p>
      <text:p text:style-name="P710"><text:span text:style-name="T711"><text:tab/></text:span><text:span text:style-name="T712"><text:tab/>Comprimento</text:span></text:p>
      <text:p text:style-name="P713"><text:span text:style-name="T714"><text:tab/></text:span><text:span text:style-name="T715"><text:tab/>Altura</text:span></text:p>
      <text:p text:style-name="P716"><text:span text:style-name="T717"><text:tab/></text:span><text:span text:style-name="T718"><text:tab/>Largura</text:span></text:p>
      <text:p text:style-name="P719"><text:span text:style-name="T720"><text:tab/></text:span><text:span text:style-name="T721"><text:tab/>Profundidade</text:span></text:p>
      <text:p text:style-name="P722"/>
      <text:p text:style-name="P723"><text:span text:style-name="T724"><text:s text:c="4"/></text:span><text:span text:style-name="T725"><text:tab/></text:span><text:span text:style-name="T726"><text:s text:c="2"/>4.3 <text:s/>Conteúdo</text:span></text:p>
      <text:p text:style-name="P727"><text:span text:style-name="T728"><text:tab/></text:span><text:span text:style-name="T729"><text:tab/>Campo editável</text:span></text:p>
      <text:p text:style-name="P730"/>
      <text:p text:style-name="P731"><text:span text:style-name="T732"><text:s text:c="6"/></text:span><text:span text:style-name="T733"><text:tab/><text:s text:c="2"/>4.4 Meio de Acesso</text:span></text:p>
      <text:p text:style-name="P734"><text:span text:style-name="T735"><text:tab/></text:span><text:span text:style-name="T736"><text:tab/>Campo editável</text:span></text:p>
      <text:p text:style-name="P737"><text:tab/></text:p>
      <text:p text:style-name="P738"/>
      <text:p text:style-name="P739"><text:span text:style-name="T740"><text:s/></text:span><text:span text:style-name="T741"><text:tab/>5. AudioVisual</text:span></text:p>
      <text:p text:style-name="P742"/>
      <text:p text:style-name="P743"><text:span text:style-name="T744"><text:tab/>Campo</text:span><text:span text:style-name="T745"><text:s/>para buscar uma imagem ou um vídeo para fazer upload</text:span></text:p>
      <text:p text:style-name="P746"><text:span text:style-name="T747"><text:tab/>Deve ter opção ''Adicionar nova imagem/vídeo'', no caso em que se queira adicionar mais de uma<text:s/></text:span><text:span text:style-name="T748"><text:tab/>imagem.</text:span></text:p>
      <text:p text:style-name="P749"/>
      <text:p text:style-name="P750"/>
      <text:soft-page-break/>
      <text:p text:style-name="P751">Título</text:p>
      <text:p text:style-name="P752"><text:span text:style-name="T753"><text:tab/></text:span><text:span text:style-name="T754"><text:tab/>Campo editável</text:span></text:p>
      <text:p text:style-name="P755"/>
      <text:p text:style-name="P756">Tipo</text:p>
      <text:p text:style-name="P757"><text:span text:style-name="T758"><text:tab/></text:span><text:span text:style-name="T759"><text:tab/>Lista auto-completável em ordem alfabética com as opções abaixo</text:span></text:p>
      <text:p text:style-name="P760"><text:span text:style-name="T761"><text:tab/></text:span><text:span text:style-name="T762"><text:tab/>Imagem</text:span></text:p>
      <text:p text:style-name="P763"><text:span text:style-name="T764"><text:tab/></text:span><text:span text:style-name="T765"><text:tab/>Som</text:span></text:p>
      <text:p text:style-name="P766"><text:span text:style-name="T767"><text:tab/></text:span><text:span text:style-name="T768"><text:tab/>Vídeo</text:span></text:p>
      <text:p text:style-name="P769"/>
      <text:p text:style-name="P770">Descrição</text:p>
      <text:p text:style-name="P771"><text:span text:style-name="T772"><text:tab/></text:span><text:span text:style-name="T773"><text:tab/>Campo editável <text:s text:c="2"/></text:span></text:p>
      <text:p text:style-name="P774"/>
      <text:p text:style-name="P775"/>
      <text:p text:style-name="P776"><text:span text:style-name="T777">6. Diagnóstico e Intervenção</text:span></text:p>
      <text:p text:style-name="P778"/>
      <text:p text:style-name="P779"><text:span text:style-name="T780"><text:tab/></text:span><text:span text:style-name="T781"><text:tab/>6.1 Estado de Conservação e Preservação</text:span></text:p>
      <text:p text:style-name="P782"><text:span text:style-name="T783"><text:tab/></text:span><text:span text:style-name="T784"><text:tab/></text:span><text:span text:style-name="T785"><text:tab/></text:span><text:span text:style-name="T786"><text:tab/>Campo Editável</text:span></text:p>
      <text:p text:style-name="P787"><text:tab/><text:tab/></text:p>
      <text:p text:style-name="P788"><text:span text:style-name="T789"><text:tab/></text:span><text:span text:style-name="T790"><text:tab/></text:span><text:span text:style-name="T791"><text:tab/></text:span><text:span text:style-name="T792">Estado de Preservação</text:span></text:p>
      <text:p text:style-name="P793"><text:span text:style-name="T794"><text:tab/></text:span><text:span text:style-name="T795"><text:tab/></text:span><text:span text:style-name="T796"><text:tab/></text:span><text:span text:style-name="T797"><text:tab/>Lista</text:span><text:span text:style-name="T798"><text:s/>auto-completável em ordem alfabética com as opções abaixo</text:span></text:p>
      <text:p text:style-name="P799"><text:span text:style-name="T800"><text:tab/></text:span><text:span text:style-name="T801"><text:tab/></text:span><text:span text:style-name="T802"><text:tab/></text:span><text:span text:style-name="T803"><text:tab/>íntegro</text:span></text:p>
      <text:p text:style-name="P804"><text:span text:style-name="T805"><text:tab/></text:span><text:span text:style-name="T806"><text:tab/></text:span><text:span text:style-name="T807"><text:tab/></text:span><text:span text:style-name="T808"><text:tab/>pouco alterado</text:span></text:p>
      <text:p text:style-name="P809"><text:span text:style-name="T810"><text:tab/></text:span><text:span text:style-name="T811"><text:tab/></text:span><text:span text:style-name="T812"><text:tab/></text:span><text:span text:style-name="T813"><text:tab/>muito alterado</text:span></text:p>
      <text:p text:style-name="P814"><text:span text:style-name="T815"><text:tab/></text:span><text:span text:style-name="T816"><text:tab/></text:span><text:span text:style-name="T817"><text:tab/></text:span><text:span text:style-name="T818"><text:tab/>descaracterizado</text:span></text:p>
      <text:p text:style-name="P819"/>
      <text:p text:style-name="P820"><text:span text:style-name="T821"><text:tab/></text:span><text:span text:style-name="T822"><text:tab/></text:span><text:span text:style-name="T823"><text:tab/></text:span><text:span text:style-name="T824">Estado de Conservação</text:span></text:p>
      <text:p text:style-name="P825"><text:span text:style-name="T826"><text:tab/></text:span><text:span text:style-name="T827"><text:tab/></text:span><text:span text:style-name="T828"><text:tab/></text:span><text:span text:style-name="T829"><text:tab/>Lista auto-completável em ordem alfabética com as opções abaixo</text:span></text:p>
      <text:p text:style-name="P830"><text:span text:style-name="T831"><text:tab/></text:span><text:span text:style-name="T832"><text:tab/></text:span><text:span text:style-name="T833"><text:tab/></text:span><text:span text:style-name="T834"><text:tab/>bom</text:span></text:p>
      <text:p text:style-name="P835"><text:span text:style-name="T836"><text:tab/></text:span><text:span text:style-name="T837"><text:tab/></text:span><text:span text:style-name="T838"><text:tab/></text:span><text:span text:style-name="T839"><text:tab/>precário</text:span></text:p>
      <text:p text:style-name="P840"><text:span text:style-name="T841"><text:tab/></text:span><text:span text:style-name="T842"><text:tab/></text:span><text:span text:style-name="T843"><text:tab/></text:span><text:span text:style-name="T844"><text:tab/>em</text:span><text:span text:style-name="T845"><text:s/>arruinamento</text:span></text:p>
      <text:p text:style-name="P846"><text:span text:style-name="T847"><text:tab/></text:span><text:span text:style-name="T848"><text:tab/></text:span><text:span text:style-name="T849"><text:tab/></text:span><text:span text:style-name="T850"><text:tab/>arruinado</text:span></text:p>
      <text:p text:style-name="P851"/>
      <text:p text:style-name="P852"><text:span text:style-name="T853"><text:tab/></text:span><text:span text:style-name="T854"><text:tab/>6.2 Notas Estado de Conservação</text:span></text:p>
      <text:p text:style-name="P855"><text:span text:style-name="T856"><text:tab/></text:span><text:span text:style-name="T857"><text:tab/></text:span><text:span text:style-name="T858"><text:tab/></text:span><text:span text:style-name="T859"><text:tab/>Campo editável</text:span></text:p>
      <text:p text:style-name="P860"/>
      <text:p text:style-name="P861"><text:span text:style-name="T862"><text:tab/></text:span><text:span text:style-name="T863"><text:tab/>6.3 Intervenção no bem</text:span></text:p>
      <text:p text:style-name="P864"><text:span text:style-name="T865"><text:tab/></text:span><text:span text:style-name="T866"><text:tab/></text:span><text:span text:style-name="T867"><text:tab/>Tipo checkbox</text:span><text:span text:style-name="T868"><text:tab/>Sim – Não</text:span></text:p>
      <text:p text:style-name="P869"><text:span text:style-name="T870"><text:tab/></text:span><text:span text:style-name="T871"><text:tab/></text:span><text:span text:style-name="T872"><text:tab/>Somente se o usuário escolher sim, os campos abaixo devem ser liberados para edição</text:span></text:p>
      <text:p text:style-name="P873"/>
      <text:p text:style-name="P874"><text:tab/><text:tab/><text:tab/><text:tab/></text:p>
      <text:p text:style-name="P875"><text:span text:style-name="T876"><text:s text:c="5"/></text:span><text:span text:style-name="T877"><text:tab/>Data da intervenção</text:span></text:p>
      <text:p text:style-name="P878"><text:span text:style-name="T879"><text:s/></text:span><text:span text:style-name="T880"><text:tab/></text:span><text:span text:style-name="T881"><text:tab/>Campo editável</text:span></text:p>
      <text:soft-page-break/>
      <text:p text:style-name="P882"><text:s/><text:tab/></text:p>
      <text:p text:style-name="P883"><text:span text:style-name="T884"><text:s/></text:span><text:span text:style-name="T885"><text:tab/>Responsável pela Intervenção</text:span></text:p>
      <text:p text:style-name="P886"><text:span text:style-name="T887"><text:s/></text:span><text:span text:style-name="T888"><text:tab/></text:span><text:span text:style-name="T889"><text:tab/>Campo editável</text:span></text:p>
      <text:p text:style-name="P890"/>
      <text:p text:style-name="P891"><text:span text:style-name="T892"><text:tab/>Descrição</text:span></text:p>
      <text:p text:style-name="P893"><text:span text:style-name="T894"><text:tab/></text:span><text:span text:style-name="T895"><text:tab/>Campo</text:span><text:span text:style-name="T896"><text:s/>editável</text:span></text:p>
      <text:p text:style-name="P897"><text:tab/></text:p>
      <text:p text:style-name="P898"><text:span text:style-name="T899"><text:tab/>Opção para adicionar outra intervenção, caso haja mais de uma.</text:span></text:p>
      <text:p text:style-name="P900"/>
      <text:p text:style-name="P901"><text:span text:style-name="T902">7. Condições de disponibilidade, uso e proteção</text:span></text:p>
      <text:p text:style-name="P903"/>
      <text:p text:style-name="P904"><text:span text:style-name="T905">Disponibilidade:</text:span></text:p>
      <text:p text:style-name="P906"><text:span text:style-name="T907">Lista auto-completável em ordem alfabética com as opções abaixo</text:span></text:p>
      <text:p text:style-name="Standard"><text:span text:style-name="T908"><text:tab/></text:span><text:span text:style-name="T909"><text:tab/>Acervo (Estante, Reserva Técnica, etc);</text:span></text:p>
      <text:p text:style-name="Standard"><text:span text:style-name="T910"><text:tab/></text:span><text:span text:style-name="T911"><text:tab/>Event</text:span><text:span text:style-name="T912">o (Exposição, Feira, etc);</text:span></text:p>
      <text:p text:style-name="Standard"><text:span text:style-name="T913"><text:tab/></text:span><text:span text:style-name="T914"><text:tab/>Exposição Permanente</text:span></text:p>
      <text:p text:style-name="Standard"><text:span text:style-name="T915"><text:tab/></text:span><text:span text:style-name="T916"><text:tab/>Empréstimo</text:span></text:p>
      <text:p text:style-name="Standard"><text:span text:style-name="T917"><text:tab/></text:span><text:span text:style-name="T918"><text:tab/>Restauro (Encadernação, Pequenos Consertos, etc).</text:span></text:p>
      <text:p text:style-name="Standard"><text:span text:style-name="T919"><text:tab/></text:span><text:span text:style-name="T920"><text:tab/>Baixa do Patrimônio</text:span></text:p>
      <text:p text:style-name="P921"><text:tab/></text:p>
      <text:p text:style-name="Standard"><text:span text:style-name="T922"><text:tab/><text:s/>Se opção no campo Disponibilidade for ''Acervo'', liberar essa opção para preenchimento</text:span></text:p>
      <text:p text:style-name="Standard"><text:span text:style-name="T923"><text:tab/></text:span><text:span text:style-name="T924">Condições de Acesso:</text:span></text:p>
      <text:p text:style-name="Standard"><text:span text:style-name="T925"><text:tab/>Tipo</text:span><text:span text:style-name="T926"><text:s/>Checkbox</text:span><text:span text:style-name="T927"><text:tab/></text:span></text:p>
      <text:p text:style-name="Standard"><text:span text:style-name="T928"><text:tab/></text:span><text:span text:style-name="T929"><text:tab/>Livre</text:span></text:p>
      <text:p text:style-name="Standard"><text:span text:style-name="T930"><text:tab/><text:s text:c="2"/></text:span><text:span text:style-name="T931"><text:tab/>Sob Consulta</text:span></text:p>
      <text:p text:style-name="P932"/>
      <text:p text:style-name="Standard"><text:span text:style-name="T933">Se</text:span><text:span text:style-name="T934"><text:s/>opção no campo Disponibilidade for diferente de “Acervo” e “Baixa do Patrimônio”, liberar essa opção para preenchimento</text:span></text:p>
      <text:p text:style-name="Standard"><text:span text:style-name="T935">Data de Retorno:</text:span></text:p>
      <text:p text:style-name="Standard"><text:span text:style-name="T936"><text:tab/>Campo editável</text:span></text:p>
      <text:p text:style-name="P937"><text:tab/></text:p>
      <text:p text:style-name="Standard"><text:span text:style-name="T938"><text:tab/></text:span><text:span text:style-name="T939">Condições</text:span><text:span text:style-name="T940"><text:s/>de Reprodução:</text:span></text:p>
      <text:p text:style-name="Standard"><text:span text:style-name="T941"><text:tab/>Tipo Checkbox</text:span><text:span text:style-name="T942"><text:tab/></text:span></text:p>
      <text:p text:style-name="Standard"><text:span text:style-name="T943"><text:tab/></text:span><text:span text:style-name="T944"><text:tab/>Não</text:span></text:p>
      <text:p text:style-name="Standard"><text:span text:style-name="T945"><text:tab/><text:s text:c="2"/></text:span><text:span text:style-name="T946"><text:tab/>Sob Consulta</text:span></text:p>
      <text:p text:style-name="P947"><text:tab/></text:p>
      <text:p text:style-name="Standard"><text:span text:style-name="T948"><text:tab/>Notas sobre Uso e Aproveitamento</text:span></text:p>
      <text:p text:style-name="Standard"><text:span text:style-name="T949"><text:tab/></text:span><text:span text:style-name="T950"><text:tab/>Campo editável</text:span></text:p>
      <text:p text:style-name="P951"/>
      <text:p text:style-name="Standard"><text:span text:style-name="T952"><text:tab/></text:span><text:span text:style-name="T953">Proteção:</text:span></text:p>
      <text:p text:style-name="Standard"><text:span text:style-name="T954"><text:tab/>Tipo Checkbox</text:span><text:span text:style-name="T955"><text:tab/></text:span></text:p>
      <text:p text:style-name="Standard"><text:span text:style-name="T956"><text:tab/></text:span><text:span text:style-name="T957"><text:tab/>Sim</text:span></text:p>
      <text:soft-page-break/>
      <text:p text:style-name="Standard"><text:span text:style-name="T958"><text:tab/></text:span><text:span text:style-name="T959"><text:tab/>Não</text:span></text:p>
      <text:p text:style-name="Standard"><text:span text:style-name="T960"><text:tab/><text:s text:c="2"/></text:span><text:span text:style-name="T961"><text:tab/>Em Processo</text:span></text:p>
      <text:p text:style-name="P962"/>
      <text:p text:style-name="Standard"><text:span text:style-name="T963"><text:tab/></text:span><text:span text:style-name="T964"><text:tab/>Caso a opção seja ''Não'', não mostrar os campos abaixo</text:span></text:p>
      <text:p text:style-name="Standard"><text:span text:style-name="T965"><text:tab/></text:span><text:span text:style-name="T966"><text:tab/></text:span><text:span text:style-name="T967">Instituição:</text:span></text:p>
      <text:p text:style-name="Standard"><text:span text:style-name="T968"><text:tab/></text:span><text:span text:style-name="T969"><text:tab/></text:span><text:span text:style-name="T970"><text:tab/>Campo Editável</text:span></text:p>
      <text:p text:style-name="P971"><text:tab/></text:p>
      <text:p text:style-name="Standard"><text:span text:style-name="T972"><text:tab/></text:span><text:span text:style-name="T973"><text:tab/></text:span><text:span text:style-name="T974">Legislação/Número do Processo:</text:span></text:p>
      <text:p text:style-name="Standard"><text:span text:style-name="T975"><text:tab/></text:span><text:span text:style-name="T976"><text:tab/></text:span><text:span text:style-name="T977"><text:tab/>Campo Editável</text:span></text:p>
      <text:p text:style-name="P978"/>
      <text:p text:style-name="P979"/>
      <text:p text:style-name="P980"><text:span text:style-name="T981">8. Histórico e Procedência</text:span></text:p>
      <text:p text:style-name="P982"/>
      <text:p text:style-name="P983"><text:span text:style-name="T984">Tipo de Aquisição:</text:span></text:p>
      <text:p text:style-name="P985"><text:span text:style-name="T986">Lista auto-completável em ordem alfabética com as opções abaixo</text:span></text:p>
      <text:p text:style-name="P987">Compra</text:p>
      <text:p text:style-name="Standard"><text:span text:style-name="T988"><text:tab/></text:span><text:span text:style-name="T989"><text:tab/>Permuta</text:span></text:p>
      <text:p text:style-name="Standard"><text:span text:style-name="T990"><text:tab/></text:span><text:span text:style-name="T991"><text:tab/>Doação</text:span><text:span text:style-name="T992"><text:s/>Institucional</text:span></text:p>
      <text:p text:style-name="Standard"><text:span text:style-name="T993"><text:tab/></text:span><text:span text:style-name="T994"><text:tab/>Doação Pessoal</text:span></text:p>
      <text:p text:style-name="Standard"><text:span text:style-name="T995"><text:tab/></text:span><text:span text:style-name="T996"><text:tab/>Comodato</text:span></text:p>
      <text:p text:style-name="P997"/>
      <text:p text:style-name="P998"/>
      <text:p text:style-name="P999"><text:span text:style-name="T1000">Valor</text:span><text:span text:style-name="T1001"><text:s/>Venal da Época da Transação:</text:span></text:p>
      <text:p text:style-name="P1002"><text:span text:style-name="T1003"><text:s/></text:span><text:span text:style-name="T1004"><text:tab/>Campo editável</text:span></text:p>
      <text:p text:style-name="P1005"/>
      <text:p text:style-name="P1006"><text:span text:style-name="T1007">Dados do Documento de Aquisição:</text:span></text:p>
      <text:p text:style-name="P1008"><text:span text:style-name="T1009"><text:tab/>Campo editável</text:span></text:p>
      <text:p text:style-name="P1010"/>
      <text:p text:style-name="P1011"><text:span text:style-name="T1012">Primeiro Proprietário</text:span></text:p>
      <text:p text:style-name="P1013"><text:span text:style-name="T1014"><text:tab/>Campo editável</text:span></text:p>
      <text:p text:style-name="P1015"/>
      <text:p text:style-name="P1016">Histórico</text:p>
      <text:p text:style-name="P1017"><text:span text:style-name="T1018"><text:tab/>Campo editável</text:span></text:p>
      <text:p text:style-name="P1019"/>
      <text:p text:style-name="P1020"><text:span text:style-name="T1021">Instrimentos de Pesquisa</text:span></text:p>
      <text:p text:style-name="P1022"><text:span text:style-name="T1023"><text:tab/>Campo editável</text:span></text:p>
      <text:p text:style-name="P1024"/>
      <text:p text:style-name="P1025"/>
      <text:p text:style-name="P1026"><text:span text:style-name="T1027">9. Assuntos e Descritores</text:span></text:p>
      <text:p text:style-name="P1028"/>
      <text:p text:style-name="P1029"><text:span text:style-name="T1030">9.1</text:span><text:span text:style-name="T1031"><text:tab/>Descritor</text:span></text:p>
      <text:p text:style-name="P1032"><text:span text:style-name="T1033">Campo ed</text:span><text:span text:style-name="T1034">itável com a seguinte Descrição antes de ser preenchido</text:span></text:p>
      <text:soft-page-break/>
      <text:p text:style-name="P1035"><text:span text:style-name="T1036"><text:s/>Descrição: ''</text:span><text:span text:style-name="T1037"><text:s/>Termos controlados, retirados de um vocabulário pré-definido, que traduzem o conteúdo temático do bem patrimonial. Limite de 5 palavras chave''</text:span></text:p>
      <text:p text:style-name="P1038"/>
      <text:p text:style-name="P1039"><text:span text:style-name="T1040">Limitar até cinco palavra chave para cada bem patrimonial.</text:span></text:p>
      <text:p text:style-name="P1041"/>
      <text:p text:style-name="P1042"><text:span text:style-name="T1043">9.2</text:span><text:span text:style-name="T1044"><text:tab/>Assunto</text:span></text:p>
      <text:p text:style-name="P1045"><text:span text:style-name="T1046">Campo editável com a seguinte Descriçã</text:span><text:span text:style-name="T1047">o antes de ser preenchido</text:span></text:p>
      <text:p text:style-name="P1048"><text:span text:style-name="T1049">Descrição: palavras-chave que traduzem o conteúdo temático do bem patrimonial</text:span></text:p>
      <text:p text:style-name="P1050"/>
      <text:p text:style-name="P1051"/>
      <text:p text:style-name="P1052"><text:span text:style-name="T1053">10. Fonte de Informação</text:span></text:p>
      <text:p text:style-name="P1054"/>
      <text:p text:style-name="P1055"><text:span text:style-name="T1056"><text:tab/></text:span><text:span text:style-name="T1057"><text:tab/>Campo editável com opção de abrir novos campos para mais de uma fonte.</text:span></text:p>
      <text:p text:style-name="P1058"><text:tab/></text:p>
      <text:p text:style-name="P1059"/>
      <text:p text:style-name="P1060"/>
      <text:p text:style-name="P1061"/>
      <text:p text:style-name="P1062"/>
      <text:p text:style-name="P10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Title" style:display-name="Title" style:family="paragraph" style:parent-style-name="Standard">
      <style:paragraph-properties fo:keep-with-next="always"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NoList1" style:display-name="No List1" style:family="paragraph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0" style:display-name="List2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1" style:display-name="List2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2" style:display-name="List2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3" style:display-name="List2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4" style:display-name="List2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5" style:display-name="List2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6" style:display-name="List2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7" style:display-name="List2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8" style:display-name="List2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0" style:display-name="List3Level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1" style:display-name="List3Leve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2" style:display-name="List3Leve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3" style:display-name="List3Leve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4" style:display-name="List3Leve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5" style:display-name="List3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6" style:display-name="List3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7" style:display-name="List3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8" style:display-name="List3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0" style:display-name="List4Level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1" style:display-name="List4Leve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2" style:display-name="List4Leve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3" style:display-name="List4Leve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4" style:display-name="List4Leve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5" style:display-name="List4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6" style:display-name="List4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7" style:display-name="List4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8" style:display-name="List4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NumberingSymbols" style:display-name="Numbering Symbols" style:family="text"/>
    <style:style style:name="WW_CharLFO1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suffix="." style:num-format="1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suffix=".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suffix="." style:num-format="1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suffix="." style:num-format="1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style:style style:name="WW_CharLFO2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2" style:display-name="LS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LVL2" text:bullet-char="–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Verdana"/>
      </text:list-level-style-bullet>
      <text:list-level-style-bullet text:level="3" text:style-name="WW_CharLFO2LVL3" text:bullet-char="–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  <style:text-properties style:font-name="Verdana"/>
      </text:list-level-style-bullet>
      <text:list-level-style-bullet text:level="4" text:style-name="WW_CharLFO2LVL4" text:bullet-char="–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Verdana"/>
      </text:list-level-style-bullet>
      <text:list-level-style-bullet text:level="5" text:style-name="WW_CharLFO2LVL5" text:bullet-char="–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Verdana"/>
      </text:list-level-style-bullet>
      <text:list-level-style-bullet text:level="6" text:style-name="WW_CharLFO2LVL6" text:bullet-char="–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  <style:text-properties style:font-name="Verdana"/>
      </text:list-level-style-bullet>
      <text:list-level-style-bullet text:level="7" text:style-name="WW_CharLFO2LVL7" text:bullet-char="–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Verdana"/>
      </text:list-level-style-bullet>
      <text:list-level-style-bullet text:level="8" text:style-name="WW_CharLFO2LVL8" text:bullet-char="–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Verdana"/>
      </text:list-level-style-bullet>
      <text:list-level-style-bullet text:level="9" text:style-name="WW_CharLFO2LVL9" text:bullet-char="–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  <style:text-properties style:font-name="Verdana"/>
      </text:list-level-style-bullet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3" style:display-name="LS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suffix="." style:num-format="1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suffix=".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suffix="." style:num-format="1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suffix="." style:num-format="1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style:style style:name="WW_CharLFO4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4" style:display-name="LS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4LVL4" style:num-suffix=".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suffix=".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4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9479in" text:min-label-width="0.25in" text:list-level-position-and-space-mode="label-alignment">
          <style:list-level-label-alignment text:label-followed-by="listtab" fo:margin-left="1.1979in" fo:text-indent="-0.25in"/>
        </style:list-level-properties>
      </text:list-level-style-number>
      <text:list-level-style-number text:level="2" style:num-suffix="." style:num-format="1">
        <style:list-level-properties text:space-before="1.1979in" text:min-label-width="0.25in" text:list-level-position-and-space-mode="label-alignment">
          <style:list-level-label-alignment text:label-followed-by="listtab" fo:margin-left="1.4479in" fo:text-indent="-0.25in"/>
        </style:list-level-properties>
      </text:list-level-style-number>
      <text:list-level-style-number text:level="3" style:num-suffix="." style:num-format="1">
        <style:list-level-properties text:space-before="1.4479in" text:min-label-width="0.25in" text:list-level-position-and-space-mode="label-alignment">
          <style:list-level-label-alignment text:label-followed-by="listtab" fo:margin-left="1.6979in" fo:text-indent="-0.25in"/>
        </style:list-level-properties>
      </text:list-level-style-number>
      <text:list-level-style-number text:level="4" style:num-suffix="." style:num-format="1">
        <style:list-level-properties text:space-before="1.6979in" text:min-label-width="0.25in" text:list-level-position-and-space-mode="label-alignment">
          <style:list-level-label-alignment text:label-followed-by="listtab" fo:margin-left="1.9479in" fo:text-indent="-0.25in"/>
        </style:list-level-properties>
      </text:list-level-style-number>
      <text:list-level-style-number text:level="5" style:num-suffix="." style:num-format="1">
        <style:list-level-properties text:space-before="1.9479in" text:min-label-width="0.25in" text:list-level-position-and-space-mode="label-alignment">
          <style:list-level-label-alignment text:label-followed-by="listtab" fo:margin-left="2.1979in" fo:text-indent="-0.25in"/>
        </style:list-level-properties>
      </text:list-level-style-number>
      <text:list-level-style-number text:level="6" style:num-suffix="." style:num-format="1">
        <style:list-level-properties text:space-before="2.1979in" text:min-label-width="0.25in" text:list-level-position-and-space-mode="label-alignment">
          <style:list-level-label-alignment text:label-followed-by="listtab" fo:margin-left="2.4479in" fo:text-indent="-0.25in"/>
        </style:list-level-properties>
      </text:list-level-style-number>
      <text:list-level-style-number text:level="7" style:num-suffix="." style:num-format="1">
        <style:list-level-properties text:space-before="2.4479in" text:min-label-width="0.25in" text:list-level-position-and-space-mode="label-alignment">
          <style:list-level-label-alignment text:label-followed-by="listtab" fo:margin-left="2.6979in" fo:text-indent="-0.25in"/>
        </style:list-level-properties>
      </text:list-level-style-number>
      <text:list-level-style-number text:level="8" style:num-suffix="." style:num-format="1">
        <style:list-level-properties text:space-before="2.6979in" text:min-label-width="0.25in" text:list-level-position-and-space-mode="label-alignment">
          <style:list-level-label-alignment text:label-followed-by="listtab" fo:margin-left="2.9479in" fo:text-indent="-0.25in"/>
        </style:list-level-properties>
      </text:list-level-style-number>
      <text:list-level-style-number text:level="9" style:num-suffix="." style:num-format="1">
        <style:list-level-properties text:space-before="2.9479in" text:min-label-width="0.25in" text:list-level-position-and-space-mode="label-alignment">
          <style:list-level-label-alignment text:label-followed-by="listtab" fo:margin-left="3.1979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margin-bottom="0.1388in" fo:line-height="115%"/>
    </style:style>
    <style:style style:name="TableColumn4" style:family="table-column">
      <style:table-column-properties style:column-width="0.7291in" style:use-optimal-column-width="false"/>
    </style:style>
    <style:style style:name="TableColumn5" style:family="table-column">
      <style:table-column-properties style:column-width="4.1597in" style:use-optimal-column-width="false"/>
    </style:style>
    <style:style style:name="TableColumn6" style:family="table-column">
      <style:table-column-properties style:column-width="1.1944in" style:use-optimal-column-width="false"/>
    </style:style>
    <style:style style:name="Table3" style:family="table">
      <style:table-properties style:width="6.083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138in solid #000000" style:writing-mode="lr-tb" fo:padding-top="0in" fo:padding-left="0.075in" fo:padding-bottom="0in" fo:padding-right="0.075in"/>
    </style:style>
    <style:style style:name="T9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P10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1" style:family="table-cell">
      <style:table-cell-properties fo:border="0.0138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style:font-name="Tahoma" style:font-name-asian="Tahoma" style:font-name-complex="Tahoma" fo:font-size="10pt" style:font-size-asian="10pt" style:font-size-complex="10pt" fo:language="pt" fo:country="BR"/>
    </style:style>
    <style:style style:name="T15" style:parent-style-name="DefaultParagraphFont" style:family="text">
      <style:text-properties style:font-name="Tahoma" style:font-name-asian="Tahoma" style:font-name-complex="Tahoma" fo:font-size="10pt" style:font-size-asian="10pt" style:font-size-complex="10pt" fo:language="pt" fo:country="BR"/>
    </style:style>
    <style:style style:name="TableCell16" style:family="table-cell">
      <style:table-cell-properties fo:border="0.0138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8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38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.1388in" fo:line-height="115%"/>
    </style:style>
    <style:style style:name="TableCell22" style:family="table-cell">
      <style:table-cell-properties fo:border="0.0138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.1388in" fo:line-height="115%"/>
    </style:style>
    <style:style style:name="TableCell24" style:family="table-cell">
      <style:table-cell-properties fo:border="0.0138in solid #000000" style:writing-mode="lr-tb" fo:padding-top="0in" fo:padding-left="0.075in" fo:padding-bottom="0in" fo:padding-right="0.075in"/>
    </style:style>
    <style:style style:name="T25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P26" style:parent-style-name="Standard" style:family="paragraph">
      <style:paragraph-properties fo:margin-bottom="0.1388in" fo:line-height="115%"/>
    </style:style>
    <style:style style:name="TableColumn28" style:family="table-column">
      <style:table-column-properties style:column-width="2.1958in" style:use-optimal-column-width="false"/>
    </style:style>
    <style:style style:name="TableColumn29" style:family="table-column">
      <style:table-column-properties style:column-width="2.1958in" style:use-optimal-column-width="false"/>
    </style:style>
    <style:style style:name="TableColumn30" style:family="table-column">
      <style:table-column-properties style:column-width="1.6833in" style:use-optimal-column-width="false"/>
    </style:style>
    <style:style style:name="Table27" style:family="table">
      <style:table-properties style:width="6.07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right="0.25in"/>
      <style:text-properties style:font-name="Tahoma" style:font-name-asian="Tahoma" style:font-name-complex="Tahoma" fo:font-size="10pt" style:font-size-asian="10pt" style:font-size-complex="10pt"/>
    </style:style>
    <style:style style:name="TableCell34" style:family="table-cell">
      <style:table-cell-properties fo:border="0.0138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/>
    </style:style>
    <style:style style:name="T36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37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ableCell38" style:family="table-cell">
      <style:table-cell-properties fo:border="0.0138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end"/>
    </style:style>
    <style:style style:name="T40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41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42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43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page-layout style:name="PL1">
      <style:page-layout-properties fo:page-width="8.5in" fo:page-height="11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49" style:parent-style-name="Standard" style:family="paragraph">
      <style:paragraph-properties fo:margin-bottom="0.1388in" fo:line-height="115%"/>
    </style:style>
    <style:style style:name="TableColumn51" style:family="table-column">
      <style:table-column-properties style:column-width="0.7291in" style:use-optimal-column-width="false"/>
    </style:style>
    <style:style style:name="TableColumn52" style:family="table-column">
      <style:table-column-properties style:column-width="4.1597in" style:use-optimal-column-width="false"/>
    </style:style>
    <style:style style:name="TableColumn53" style:family="table-column">
      <style:table-column-properties style:column-width="1.1944in" style:use-optimal-column-width="false"/>
    </style:style>
    <style:style style:name="Table50" style:family="table">
      <style:table-properties style:width="6.083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000000" style:writing-mode="lr-tb" fo:padding-top="0in" fo:padding-left="0.075in" fo:padding-bottom="0in" fo:padding-right="0.075in"/>
    </style:style>
    <style:style style:name="T56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P57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58" style:family="table-cell">
      <style:table-cell-properties fo:border="0.0138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T61" style:parent-style-name="DefaultParagraphFont" style:family="text">
      <style:text-properties style:font-name="Tahoma" style:font-name-asian="Tahoma" style:font-name-complex="Tahoma" fo:font-size="10pt" style:font-size-asian="10pt" style:font-size-complex="10pt" fo:language="pt" fo:country="BR"/>
    </style:style>
    <style:style style:name="T62" style:parent-style-name="DefaultParagraphFont" style:family="text">
      <style:text-properties style:font-name="Tahoma" style:font-name-asian="Tahoma" style:font-name-complex="Tahoma" fo:font-size="10pt" style:font-size-asian="10pt" style:font-size-complex="10pt" fo:language="pt" fo:country="BR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65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.1388in" fo:line-height="115%"/>
    </style:style>
    <style:style style:name="TableCell69" style:family="table-cell">
      <style:table-cell-properties fo:border="0.0138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.1388in" fo:line-height="115%"/>
    </style:style>
    <style:style style:name="TableCell71" style:family="table-cell">
      <style:table-cell-properties fo:border="0.0138in solid #000000" style:writing-mode="lr-tb" fo:padding-top="0in" fo:padding-left="0.075in" fo:padding-bottom="0in" fo:padding-right="0.075in"/>
    </style:style>
    <style:style style:name="T72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P73" style:parent-style-name="Standard" style:family="paragraph">
      <style:paragraph-properties fo:margin-bottom="0.1388in" fo:line-height="115%"/>
    </style:style>
    <style:style style:name="TableColumn75" style:family="table-column">
      <style:table-column-properties style:column-width="2.1958in" style:use-optimal-column-width="false"/>
    </style:style>
    <style:style style:name="TableColumn76" style:family="table-column">
      <style:table-column-properties style:column-width="2.1958in" style:use-optimal-column-width="false"/>
    </style:style>
    <style:style style:name="TableColumn77" style:family="table-column">
      <style:table-column-properties style:column-width="1.6833in" style:use-optimal-column-width="false"/>
    </style:style>
    <style:style style:name="Table74" style:family="table">
      <style:table-properties style:width="6.075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right="0.25in"/>
      <style:text-properties style:font-name="Tahoma" style:font-name-asian="Tahoma" style:font-name-complex="Tahoma" fo:font-size="10pt" style:font-size-asian="10pt" style:font-size-complex="10pt"/>
    </style:style>
    <style:style style:name="TableCell81" style:family="table-cell">
      <style:table-cell-properties fo:border="0.0138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83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84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ableCell85" style:family="table-cell">
      <style:table-cell-properties fo:border="0.0138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end"/>
    </style:style>
    <style:style style:name="T87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88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89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90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family="graphic" style:name="a0" style:parent-style-name="Graphics">
      <style:graphic-properties fo:border="0.01042in none" fo:background-color="#ffffff" draw:opacity="100%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#ffffff" draw:opacity="100%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Standard"><text:span text:style-name="T9"><draw:frame draw:style-name="a0" draw:name="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>
              <text:p text:style-name="P12"/>
              <text:p text:style-name="P13"><text:span text:style-name="T14">Documento</text:span><text:span text:style-name="T15"><text:s/>de Especificação de Casos de Uso</text:span></text:p>
            </table:table-cell>
            <table:table-cell table:style-name="TableCell16">
              <text:p text:style-name="P17"><text:span text:style-name="T18">Versão do documento: 1.0</text:span></text:p>
            </table:table-cell>
          </table:table-row>
          <table:table-row table:style-name="TableRow19"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  <table:table-cell table:style-name="TableCell24">
              <text:p text:style-name="Standard"><text:span text:style-name="T25"><text:s text:c="2"/>Data: <text:s/>&lt;01/10/2014&gt;</text:span></text:p>
            </table:table-cell>
          </table:table-row>
        </table:table>
        <text:p text:style-name="Standard"/>
      </style:header>
      <style:footer>
        <text:p text:style-name="P26"/>
        <table:table table:style-name="Table27">
          <table:table-columns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>
              <text:p text:style-name="P33">Confidencial</text:p>
            </table:table-cell>
            <table:table-cell table:style-name="TableCell34">
              <text:p text:style-name="P35"><text:span text:style-name="T36">ICMC</text:span><text:span text:style-name="T37"><text:s/>– USP, 2014</text:span></text:p>
            </table:table-cell>
            <table:table-cell table:style-name="TableCell38">
              <text:p text:style-name="P39"><text:span text:style-name="T40">Página<text:s/></text:span><text:span text:style-name="T41"><text:page-number text:fixed="false">1</text:page-number></text:span><text:span text:style-name="T42"><text:s/>de<text:s/></text:span><text:span text:style-name="T43"><text:page-count>12</text:page-count></text:span></text:p>
            </table:table-cell>
          </table:table-row>
        </table:table>
        <text:p text:style-name="Standard"/>
      </style:footer>
    </style:master-page>
    <style:master-page style:name="MP1" style:page-layout-name="PL1">
      <style:header>
        <text:p text:style-name="P49"/>
        <table:table table:style-name="Table50">
          <table:table-columns>
            <table:table-column table:style-name="TableColumn51"/>
            <table:table-column table:style-name="TableColumn52"/>
            <table:table-column table:style-name="TableColumn53"/>
          </table:table-columns>
          <table:table-row table:style-name="TableRow54">
            <table:table-cell table:style-name="TableCell55">
              <text:p text:style-name="Standard"><text:span text:style-name="T56"><draw:frame draw:style-name="a1" draw:name="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57"/>
            </table:table-cell>
            <table:table-cell table:style-name="TableCell58">
              <text:p text:style-name="P59"/>
              <text:p text:style-name="P60"><text:span text:style-name="T61">Documento</text:span><text:span text:style-name="T62"><text:s/>de Especificação de Casos de Uso</text:span></text:p>
            </table:table-cell>
            <table:table-cell table:style-name="TableCell63">
              <text:p text:style-name="P64"><text:span text:style-name="T65">Versão do documento: 1.0</text:span></text:p>
            </table:table-cell>
          </table:table-row>
          <table:table-row table:style-name="TableRow66">
            <table:table-cell table:style-name="TableCell67">
              <text:p text:style-name="P68"/>
            </table:table-cell>
            <table:table-cell table:style-name="TableCell69">
              <text:p text:style-name="P70"/>
            </table:table-cell>
            <table:table-cell table:style-name="TableCell71">
              <text:p text:style-name="Standard"><text:span text:style-name="T72"><text:s text:c="2"/>Data: <text:s/>&lt;01/10/2014&gt;</text:span></text:p>
            </table:table-cell>
          </table:table-row>
        </table:table>
        <text:p text:style-name="Standard"/>
      </style:header>
      <style:footer>
        <text:p text:style-name="P73"/>
        <table:table table:style-name="Table74">
          <table:table-columns>
            <table:table-column table:style-name="TableColumn75"/>
            <table:table-column table:style-name="TableColumn76"/>
            <table:table-column table:style-name="TableColumn77"/>
          </table:table-columns>
          <table:table-row table:style-name="TableRow78">
            <table:table-cell table:style-name="TableCell79">
              <text:p text:style-name="P80">Confidencial</text:p>
            </table:table-cell>
            <table:table-cell table:style-name="TableCell81">
              <text:p text:style-name="P82"><text:span text:style-name="T83">ICMC</text:span><text:span text:style-name="T84"><text:s/>– USP, 2014</text:span></text:p>
            </table:table-cell>
            <table:table-cell table:style-name="TableCell85">
              <text:p text:style-name="P86"><text:span text:style-name="T87">Página<text:s/></text:span><text:span text:style-name="T88"><text:page-number text:fixed="false">6</text:page-number></text:span><text:span text:style-name="T89"><text:s/>de<text:s/></text:span><text:span text:style-name="T90"><text:page-count>12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Diego Meyer</dc:creator>
    <meta:creation-date>2015-08-15T15:38:00Z</meta:creation-date>
    <dc:date>2015-08-15T15:43:00Z</dc:date>
    <meta:template xlink:href="Normal.dotm" xlink:type="simple"/>
    <meta:editing-cycles>4</meta:editing-cycles>
    <meta:editing-duration>PT2340S</meta:editing-duration>
    <meta:document-statistic meta:page-count="12" meta:paragraph-count="19" meta:word-count="1525" meta:character-count="9746" meta:row-count="68" meta:non-whitespace-character-count="8240"/>
  </office:meta>
</office:document-meta>
</file>